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 Narrow" svg:font-family="&quot;Liberation San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3" style:family="table-cell" style:parent-style-name="Moneda" style:data-style-name="N38">
      <style:table-cell-properties style:vertical-align="middle" fo:wrap-option="wrap" fo:background-color="transparent" style:repeat-content="false"/>
      <style:paragraph-properties fo:text-align="center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5" style:family="table-cell" style:parent-style-name="Hiperv_237_nculo" style:data-style-name="N0">
      <style:table-cell-properties style:vertical-align="automatic" fo:background-color="transparent"/>
      <style:text-properties fo:color="#0000FF" style:font-name="Liberation Sans Narrow" style:font-name-asian="Liberation Sans Narrow" style:font-name-complex="Liberation Sans Narrow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8" style:family="table-cell" style:parent-style-name="Default" style:data-style-name="N0"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wrap-option="wrap"/>
      <style:text-properties fo:color="#333333" style:font-name="Liberation Sans Narrow" style:font-name-asian="Liberation Sans Narrow" style:font-name-complex="Liberation Sans Narrow" fo:font-size="10pt" style:font-size-asian="10pt" style:font-size-complex="10pt"/>
    </style:style>
    <style:style style:name="ce10" style:family="table-cell" style:parent-style-name="Hiperv_237_nculo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3" style:family="table-cell" style:parent-style-name="Hiperv_237_nculo" style:data-style-name="N0">
      <style:table-cell-properties style:vertical-align="automatic" fo:background-color="transparent"/>
      <style:text-properties fo:color="#0000FF" style:font-name="Liberation Sans Narrow" style:font-name-asian="Liberation Sans Narrow" style:font-name-complex="Liberation Sans Narrow" style:text-underline-style="solid" style:text-underline-type="single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333333" style:font-name="Liberation Sans Narrow" style:font-name-asian="Liberation Sans Narrow" style:font-name-complex="Liberation Sans Narrow"/>
    </style:style>
    <style:style style:name="ce17" style:family="table-cell" style:parent-style-name="Default" style:data-style-name="N37"/>
    <style:style style:name="ce18" style:family="table-cell" style:parent-style-name="Hiperv_237_nculo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254375cm" style:use-optimal-column-width="true"/>
    </style:style>
    <style:style style:name="co2" style:family="table-column">
      <style:table-column-properties fo:break-before="auto" style:column-width="1.69333333333333cm" style:use-optimal-column-width="true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4.63020833333333cm" style:use-optimal-column-width="true"/>
    </style:style>
    <style:style style:name="co6" style:family="table-column">
      <style:table-column-properties fo:break-before="auto" style:column-width="4.524375cm" style:use-optimal-column-width="true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73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01.25pt" style:use-optimal-row-height="fals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51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edu-cia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2">
            <text:p>Componente</text:p>
          </table:table-cell>
          <table:table-cell office:value-type="string" table:style-name="ce2">
            <text:p>Cantidad por PCB</text:p>
          </table:table-cell>
          <table:table-cell office:value-type="string" table:style-name="ce2">
            <text:p>Referencia</text:p>
          </table:table-cell>
          <table:table-cell office:value-type="string" table:style-name="ce2">
            <text:p>Descripción</text:p>
          </table:table-cell>
          <table:table-cell office:value-type="string" table:style-name="ce2">
            <text:p>Código Digi-Key</text:p>
          </table:table-cell>
          <table:table-cell office:value-type="string" table:style-name="ce2">
            <text:p>Código Mouser</text:p>
          </table:table-cell>
          <table:table-cell office:value-type="string" table:style-name="ce2">
            <text:p>Cantidad para 100 PCBs</text:p>
          </table:table-cell>
          <table:table-cell office:value-type="string" table:style-name="ce3">
            <text:p>Costo unitario x100 (USD FOB DigiKey)</text:p>
          </table:table-cell>
          <table:table-cell office:value-type="string" table:style-name="ce3">
            <text:p>Costo por PCB x100 (USD FOB DigiKey)</text:p>
          </table:table-cell>
          <table:table-cell office:value-type="string" table:style-name="ce3">
            <text:p>Costo unitario x1000(USD FOB DigiKey)</text:p>
          </table:table-cell>
          <table:table-cell office:value-type="string" table:style-name="ce3">
            <text:p>Costo por PCB x1000 (USD FOB DigiKey)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K-913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T1</text:p>
          </table:table-cell>
          <table:table-cell office:value-type="string" table:style-name="ce4">
            <text:p>Soporte batería CR2032</text:p>
          </table:table-cell>
          <table:table-cell office:value-type="string" table:style-name="ce5">
            <text:p><text:a xlink:href="http://www.digikey.com/product-search/en?KeyWords=BK-913-ND">BK-913-ND</text:a></text:p>
          </table:table-cell>
          <table:table-cell office:value-type="string" table:style-name="ce5">
            <text:p><text:a xlink:href="http://ar.mouser.com/ProductDetail/Keystone-Electronics/3003/?qs=sGAEpiMZZMsQtlBhqKq43UjvIYJWuKJP">534-3003<text:s/></text:a></text:p>
          </table:table-cell>
          <table:table-cell office:value-type="float" office:value="100" table:formula="msoxl:=100*B2" table:style-name="ce4">
            <text:p>100</text:p>
          </table:table-cell>
          <table:table-cell office:value-type="currency" office:value="0.27" table:style-name="ce6">
            <text:p>$ 0,27000</text:p>
          </table:table-cell>
          <table:table-cell office:value-type="currency" office:value="0.27" table:formula="msoxl:=B2*H2" table:style-name="ce6">
            <text:p>$ 0,27000</text:p>
          </table:table-cell>
          <table:table-cell office:value-type="currency" office:value="2.1999999999999999E-2" table:style-name="ce6">
            <text:p>$ 0,02200</text:p>
          </table:table-cell>
          <table:table-cell office:value-type="currency" office:value="2.1999999999999999E-2" table:formula="msoxl:=J2*B2" table:style-name="ce6">
            <text:p>$ 0,022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5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1 C12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L21C150JBANNNC/1276-1163-1-ND/3889249">1276-1163-1-ND</text:a></text:p>
          </table:table-cell>
          <table:table-cell office:value-type="string" table:style-name="ce5">
            <text:p><text:a xlink:href="http://ar.mouser.com/ProductDetail/AVX/08055A150JAT2A/?qs=sGAEpiMZZMs0AnBnWHyRQAO9wz3NDm%2fC%2frPQErg0GM0%3d">581-08055A150J<text:s/></text:a></text:p>
          </table:table-cell>
          <table:table-cell office:value-type="float" office:value="200" table:formula="msoxl:=100*B3" table:style-name="ce4">
            <text:p>200</text:p>
          </table:table-cell>
          <table:table-cell office:value-type="currency" office:value="2.1999999999999999E-2" table:style-name="ce6">
            <text:p>$ 0,02200</text:p>
          </table:table-cell>
          <table:table-cell office:value-type="currency" office:value="4.3999999999999997E-2" table:formula="msoxl:=B3*H3" table:style-name="ce6">
            <text:p>$ 0,04400</text:p>
          </table:table-cell>
          <table:table-cell office:value-type="currency" office:value="1.2E-2" table:style-name="ce6">
            <text:p>$ 0,01200</text:p>
          </table:table-cell>
          <table:table-cell office:value-type="currency" office:value="2.4E-2" table:formula="msoxl:=J3*B3" table:style-name="ce6">
            <text:p>$ 0,024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0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3 C14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0805C200J5GACTU/399-8033-1-ND/3471756">399-8033-1-ND</text:a></text:p>
          </table:table-cell>
          <table:table-cell office:value-type="string" table:style-name="ce5">
            <text:p><text:a xlink:href="http://ar.mouser.com/ProductDetail/Murata-Electronics/GQM2195C1H200JB01D/?qs=sGAEpiMZZMs0AnBnWHyRQEzybnecWqjRP23Hfc3rl9U%3d">81-GQM2195C1H200JB01<text:s/></text:a></text:p>
          </table:table-cell>
          <table:table-cell office:value-type="float" office:value="200" table:formula="msoxl:=100*B4" table:style-name="ce4">
            <text:p>200</text:p>
          </table:table-cell>
          <table:table-cell office:value-type="currency" office:value="0.1008" table:style-name="ce6">
            <text:p>$ 0,10080</text:p>
          </table:table-cell>
          <table:table-cell office:value-type="currency" office:value="0.2016" table:formula="msoxl:=B4*H4" table:style-name="ce6">
            <text:p>$ 0,20160</text:p>
          </table:table-cell>
          <table:table-cell office:value-type="currency" office:value="6.1199999999999997E-2" table:style-name="ce6">
            <text:p>$ 0,06120</text:p>
          </table:table-cell>
          <table:table-cell office:value-type="currency" office:value="0.12239999999999999" table:formula="msoxl:=J4*B4" table:style-name="ce6">
            <text:p>$ 0,122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2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C15 C16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0805C220J5GACTU/399-1113-1-ND/411388">399-1113-1-ND</text:a></text:p>
          </table:table-cell>
          <table:table-cell office:value-type="string" table:style-name="ce5">
            <text:p><text:a xlink:href="http://ar.mouser.com/ProductDetail/Kemet/C0805C220J5GACTU/?qs=sGAEpiMZZMs0AnBnWHyRQCXsKWBJIgVSvvcXGvWLCWY%3d">80-C0805C220J5G<text:s/></text:a></text:p>
          </table:table-cell>
          <table:table-cell office:value-type="float" office:value="200" table:formula="msoxl:=100*B5" table:style-name="ce4">
            <text:p>200</text:p>
          </table:table-cell>
          <table:table-cell office:value-type="currency" office:value="2.24E-2" table:style-name="ce6">
            <text:p>$ 0,02240</text:p>
          </table:table-cell>
          <table:table-cell office:value-type="currency" office:value="4.48E-2" table:formula="msoxl:=B5*H5" table:style-name="ce6">
            <text:p>$ 0,04480</text:p>
          </table:table-cell>
          <table:table-cell office:value-type="currency" office:value="1.2E-2" table:style-name="ce6">
            <text:p>$ 0,01200</text:p>
          </table:table-cell>
          <table:table-cell office:value-type="currency" office:value="2.4E-2" table:formula="msoxl:=J5*B5" table:style-name="ce6">
            <text:p>$ 0,02400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100nF</text:p>
          </table:table-cell>
          <table:table-cell office:value-type="float" office:value="34" table:style-name="ce4">
            <text:p>34</text:p>
          </table:table-cell>
          <table:table-cell office:value-type="string" table:style-name="ce7">
            <text:p>C2 C4 C7 C8 C9 C10 C17 C18 C19 C20 C21 C22 C23 C24 C25 C26 C27 C28 C29 C30 C31 C32 C34 C36 C38 C40 C41 C42 C43 C44 C45 C46 C47 C48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0805C104K4RACTU/399-1167-1-ND/411442">399-1167-1-ND</text:a></text:p>
          </table:table-cell>
          <table:table-cell office:value-type="string" table:style-name="ce5">
            <text:p><text:a xlink:href="http://ar.mouser.com/ProductDetail/AVX/08055C104JAT2A/?qs=sGAEpiMZZMs0AnBnWHyRQAO9wz3NDm%2fCTr1MHv%2fJ%2fkY%3d">581-08055C104J<text:s/></text:a></text:p>
          </table:table-cell>
          <table:table-cell office:value-type="float" office:value="3400" table:formula="msoxl:=100*B6" table:style-name="ce4">
            <text:p>3400</text:p>
          </table:table-cell>
          <table:table-cell office:value-type="currency" office:value="3.56E-2" table:style-name="ce6">
            <text:p>$ 0,03560</text:p>
          </table:table-cell>
          <table:table-cell office:value-type="currency" office:value="1.2103999999999999" table:formula="msoxl:=B6*H6" table:style-name="ce6">
            <text:p>$ 1,21040</text:p>
          </table:table-cell>
          <table:table-cell office:value-type="currency" office:value="2.0629999999999999E-2" table:style-name="ce6">
            <text:p>$ 0,02063</text:p>
          </table:table-cell>
          <table:table-cell office:value-type="currency" office:value="0.70141999999999993" table:formula="msoxl:=J6*B6" table:style-name="ce6">
            <text:p>$ 0,70142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.3u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35</text:p>
          </table:table-cell>
          <table:table-cell office:value-type="string" table:style-name="ce4">
            <text:p>Cap. Cerámico 0805</text:p>
          </table:table-cell>
          <table:table-cell office:value-type="string" table:style-name="ce5">
            <text:p><text:a xlink:href="http://www.digikey.com/product-detail/en/C2012X7R1C335K125AB/445-7582-1-ND/2733654">445-7582-1-ND</text:a></text:p>
          </table:table-cell>
          <table:table-cell office:value-type="string" table:style-name="ce5">
            <text:p><text:a xlink:href="http://ar.mouser.com/ProductDetail/TDK/C2012X5R1H335K125AB/?qs=sGAEpiMZZMs0AnBnWHyRQFzBYxg9rzNc0qWfUJne9fg%3d">810-C2012X5R1H335K<text:s/></text:a></text:p>
          </table:table-cell>
          <table:table-cell office:value-type="float" office:value="100" table:formula="msoxl:=100*B7" table:style-name="ce4">
            <text:p>100</text:p>
          </table:table-cell>
          <table:table-cell office:value-type="currency" office:value="0.16070000000000001" table:style-name="ce6">
            <text:p>$ 0,16070</text:p>
          </table:table-cell>
          <table:table-cell office:value-type="currency" office:value="0.16070000000000001" table:formula="msoxl:=B7*H7" table:style-name="ce6">
            <text:p>$ 0,16070</text:p>
          </table:table-cell>
          <table:table-cell office:value-type="currency" office:value="0.10349999999999999" table:style-name="ce6">
            <text:p>$ 0,10350</text:p>
          </table:table-cell>
          <table:table-cell office:value-type="currency" office:value="0.10349999999999999" table:formula="msoxl:=J7*B7" table:style-name="ce6">
            <text:p>$ 0,1035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u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1 C3 C6 C33 C37 C39</text:p>
          </table:table-cell>
          <table:table-cell office:value-type="string" table:style-name="ce4">
            <text:p>Cap. Cerámico 1206</text:p>
          </table:table-cell>
          <table:table-cell office:value-type="string" table:style-name="ce5">
            <text:p><text:a xlink:href="http://www.digikey.com/product-detail/en/C1206C106K4RACTU/399-3525-1-ND/789665">399-3525-1-ND</text:a></text:p>
          </table:table-cell>
          <table:table-cell office:value-type="string" table:style-name="ce5">
            <text:p><text:a xlink:href="http://ar.mouser.com/ProductDetail/Murata-Electronics/GRM31CR71C106KAC7L/?qs=sGAEpiMZZMs0AnBnWHyRQFQYdTDrJniYKlkneBfxm7g%3d">81-GRM31CR71C106KAC7<text:s/></text:a></text:p>
          </table:table-cell>
          <table:table-cell office:value-type="float" office:value="600" table:formula="msoxl:=100*B8" table:style-name="ce4">
            <text:p>600</text:p>
          </table:table-cell>
          <table:table-cell office:value-type="currency" office:value="0.17499999999999999" table:style-name="ce6">
            <text:p>$ 0,17500</text:p>
          </table:table-cell>
          <table:table-cell office:value-type="currency" office:value="1.0499999999999998" table:formula="msoxl:=B8*H8" table:style-name="ce6">
            <text:p>$ 1,05000</text:p>
          </table:table-cell>
          <table:table-cell office:value-type="currency" office:value="0.115" table:style-name="ce6">
            <text:p>$ 0,11500</text:p>
          </table:table-cell>
          <table:table-cell office:value-type="currency" office:value="0.69000000000000006" table:formula="msoxl:=J8*B8" table:style-name="ce6">
            <text:p>$ 0,69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30u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5</text:p>
          </table:table-cell>
          <table:table-cell office:value-type="string" table:style-name="ce8">
            <text:p>Cap. Aluminio SMD</text:p>
          </table:table-cell>
          <table:table-cell office:value-type="string" table:style-name="ce5">
            <text:p><text:a xlink:href="http://www.digikey.com/product-detail/en/UCW1E331MNL1GS/493-9422-1-ND/3962770">493-9422-1-ND</text:a></text:p>
          </table:table-cell>
          <table:table-cell office:value-type="string" table:style-name="ce5">
            <text:p><text:a xlink:href="http://ar.mouser.com/ProductDetail/Nichicon/UCW1E331MNL1GS/?qs=%2fha2pyFadui2eGXEVXQ5N%252brso4MYAosNdF7r%2fbn9DWqgvad%2fHhxAuA%3d%3d">647-UCW1E331MNL1GS</text:a></text:p>
          </table:table-cell>
          <table:table-cell office:value-type="float" office:value="100" table:formula="msoxl:=100*B9" table:style-name="ce4">
            <text:p>100</text:p>
          </table:table-cell>
          <table:table-cell office:value-type="currency" office:value="0.40610000000000002" table:style-name="ce6">
            <text:p>$ 0,40610</text:p>
          </table:table-cell>
          <table:table-cell office:value-type="currency" office:value="0.40610000000000002" table:formula="msoxl:=B9*H9" table:style-name="ce6">
            <text:p>$ 0,40610</text:p>
          </table:table-cell>
          <table:table-cell office:value-type="currency" office:value="0.34060000000000001" table:style-name="ce6">
            <text:p>$ 0,34060</text:p>
          </table:table-cell>
          <table:table-cell office:value-type="currency" office:value="0.34060000000000001" table:formula="msoxl:=J9*B9" table:style-name="ce6">
            <text:p>$ 0,3406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SD12C</text:p>
          </table:table-cell>
          <table:table-cell office:value-type="float" office:value="3" table:style-name="ce4">
            <text:p>3</text:p>
          </table:table-cell>
          <table:table-cell office:value-type="string" table:style-name="ce9">
            <text:p>D1 D2 D3</text:p>
          </table:table-cell>
          <table:table-cell office:value-type="string" table:style-name="ce9">
            <text:p>TVS</text:p>
          </table:table-cell>
          <table:table-cell office:value-type="string" table:style-name="ce5">
            <text:p><text:a xlink:href="http://www.digikey.com/product-detail/en/P6SMB12CAT3G/P6SMB12CAT3GOSCT-ND/1967278">P6SMB12CAT3GOSCT-ND</text:a></text:p>
          </table:table-cell>
          <table:table-cell office:value-type="string" table:style-name="ce5">
            <text:p><text:a xlink:href="http://ar.mouser.com/ProductDetail/ON-Semiconductor/P6SMB12CAT3G/?qs=%2fha2pyFadugw8HLJRfel7FaFQ3MaXtvESclCCWfmvrFDwnyJFP6d2g%3d%3d">863-P6SMB12CAT3G</text:a></text:p>
          </table:table-cell>
          <table:table-cell office:value-type="float" office:value="300" table:formula="msoxl:=100*B10" table:style-name="ce4">
            <text:p>300</text:p>
          </table:table-cell>
          <table:table-cell office:value-type="currency" office:value="0.28770000000000001" table:style-name="ce6">
            <text:p>$ 0,28770</text:p>
          </table:table-cell>
          <table:table-cell office:value-type="currency" office:value="0.86309999999999998" table:formula="msoxl:=B10*H10" table:style-name="ce6">
            <text:p>$ 0,86310</text:p>
          </table:table-cell>
          <table:table-cell office:value-type="currency" office:value="0.14745" table:style-name="ce6">
            <text:p>$ 0,14745</text:p>
          </table:table-cell>
          <table:table-cell office:value-type="currency" office:value="0.44235000000000002" table:formula="msoxl:=J10*B10" table:style-name="ce6">
            <text:p>$ 0,4423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MEG3020EH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D4 D5</text:p>
          </table:table-cell>
          <table:table-cell office:value-type="string" table:style-name="ce8">
            <text:p>Diodo Schottky</text:p>
          </table:table-cell>
          <table:table-cell office:value-type="string" table:style-name="ce5">
            <text:p><text:a xlink:href="http://www.digikey.com/product-detail/en/PMEG3020EH,115/568-4129-1-ND/1589944">568-4129-1-ND</text:a></text:p>
          </table:table-cell>
          <table:table-cell office:value-type="string" table:style-name="ce5">
            <text:p><text:a xlink:href="http://ar.mouser.com/ProductDetail/NXP/PMEG3020EH115/?qs=%2fha2pyFadujp3dcHNPxbXbCYmQwWtAHlnH1DrwzZVlHGjUiWQPF3p2LGDASe0EZC">771-PMEG3020EH-T/R</text:a></text:p>
          </table:table-cell>
          <table:table-cell office:value-type="float" office:value="200" table:formula="msoxl:=100*B11" table:style-name="ce4">
            <text:p>200</text:p>
          </table:table-cell>
          <table:table-cell office:value-type="currency" office:value="0.2505" table:style-name="ce6">
            <text:p>$ 0,25050</text:p>
          </table:table-cell>
          <table:table-cell office:value-type="currency" office:value="0.501" table:formula="msoxl:=B11*H11" table:style-name="ce6">
            <text:p>$ 0,50100</text:p>
          </table:table-cell>
          <table:table-cell office:value-type="currency" office:value="0.12839" table:style-name="ce6">
            <text:p>$ 0,12839</text:p>
          </table:table-cell>
          <table:table-cell office:value-type="currency" office:value="0.25678000000000001" table:formula="msoxl:=J11*B11" table:style-name="ce6">
            <text:p>$ 0,25678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D6 D7<text:s/></text:p>
          </table:table-cell>
          <table:table-cell office:value-type="string" table:style-name="ce9">
            <text:p>LED Rojo 0805</text:p>
          </table:table-cell>
          <table:table-cell office:value-type="string" table:style-name="ce5">
            <text:p><text:a xlink:href="http://www.digikey.com/product-detail/en/QTLP630C7TR/1080-1412-1-ND/2676146">1080-1412-1-ND</text:a></text:p>
          </table:table-cell>
          <table:table-cell office:value-type="string" table:style-name="ce5">
            <text:p><text:a xlink:href="http://ar.mouser.com/ProductDetail/Vishay/VLMS1300-GS08/?qs=%2fha2pyFadugB8gp3I1qzuNKH2%2fXhiPEq8fDd7uXk%2fpfBz7Bl7rn%252buA%3d%3d">78-VLMS1300-GS08<text:s/></text:a></text:p>
          </table:table-cell>
          <table:table-cell office:value-type="float" office:value="200" table:formula="msoxl:=100*B12" table:style-name="ce4">
            <text:p>200</text:p>
          </table:table-cell>
          <table:table-cell office:value-type="currency" office:value="0.2112" table:style-name="ce6">
            <text:p>$ 0,21120</text:p>
          </table:table-cell>
          <table:table-cell office:value-type="currency" office:value="0.4224" table:formula="msoxl:=B12*H12" table:style-name="ce6">
            <text:p>$ 0,42240</text:p>
          </table:table-cell>
          <table:table-cell office:value-type="currency" office:value="0.1152" table:style-name="ce6">
            <text:p>$ 0,11520</text:p>
          </table:table-cell>
          <table:table-cell office:value-type="currency" office:value="0.23039999999999999" table:formula="msoxl:=J12*B12" table:style-name="ce6">
            <text:p>$ 0,230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D8</text:p>
          </table:table-cell>
          <table:table-cell office:value-type="string" table:style-name="ce9">
            <text:p>LED Amarillo 0805</text:p>
          </table:table-cell>
          <table:table-cell office:value-type="string" table:style-name="ce5">
            <text:p><text:a xlink:href="http://www.digikey.com/product-detail/en/QTLP630C3TR/1080-1410-1-ND/2676144">1080-1410-1-ND</text:a></text:p>
          </table:table-cell>
          <table:table-cell office:value-type="string" table:style-name="ce5">
            <text:p><text:a xlink:href="http://ar.mouser.com/ProductDetail/Everlight/QTLP630C3TR/?qs=sGAEpiMZZMseGfSY3csMkXCa2F2p%252bcf9mPYPaJL4bn8%3d">638-QTLP630C3</text:a></text:p>
          </table:table-cell>
          <table:table-cell office:value-type="float" office:value="100" table:formula="msoxl:=100*B13" table:style-name="ce4">
            <text:p>100</text:p>
          </table:table-cell>
          <table:table-cell office:value-type="currency" office:value="0.16700000000000001" table:style-name="ce6">
            <text:p>$ 0,16700</text:p>
          </table:table-cell>
          <table:table-cell office:value-type="currency" office:value="0.16700000000000001" table:formula="msoxl:=B13*H13" table:style-name="ce6">
            <text:p>$ 0,16700</text:p>
          </table:table-cell>
          <table:table-cell office:value-type="currency" office:value="7.8750000000000001E-2" table:style-name="ce6">
            <text:p>$ 0,07875</text:p>
          </table:table-cell>
          <table:table-cell office:value-type="currency" office:value="7.8750000000000001E-2" table:formula="msoxl:=J13*B13" table:style-name="ce6">
            <text:p>$ 0,0787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D9</text:p>
          </table:table-cell>
          <table:table-cell office:value-type="string" table:style-name="ce9">
            <text:p>LED Verde 0805</text:p>
          </table:table-cell>
          <table:table-cell office:value-type="string" table:style-name="ce5">
            <text:p><text:a xlink:href="http://www.digikey.com/product-detail/en/QTLP630C4TR/1080-1411-1-ND/2676145">1080-1411-1-ND</text:a></text:p>
          </table:table-cell>
          <table:table-cell office:value-type="string" table:style-name="ce5">
            <text:p><text:a xlink:href="http://ar.mouser.com/ProductDetail/Everlight/QTLP630C4TR/?qs=sGAEpiMZZMseGfSY3csMkXCa2F2p%252bcf90csaNT9QH8Y%3d">638-QTLP630C4TR</text:a></text:p>
          </table:table-cell>
          <table:table-cell office:value-type="float" office:value="100" table:formula="msoxl:=100*B14" table:style-name="ce4">
            <text:p>100</text:p>
          </table:table-cell>
          <table:table-cell office:value-type="currency" office:value="0.19600000000000001" table:style-name="ce6">
            <text:p>$ 0,19600</text:p>
          </table:table-cell>
          <table:table-cell office:value-type="currency" office:value="0.19600000000000001" table:formula="msoxl:=B14*H14" table:style-name="ce6">
            <text:p>$ 0,19600</text:p>
          </table:table-cell>
          <table:table-cell office:value-type="currency" office:value="9.5200000000000007E-2" table:style-name="ce6">
            <text:p>$ 0,09520</text:p>
          </table:table-cell>
          <table:table-cell office:value-type="currency" office:value="9.5200000000000007E-2" table:formula="msoxl:=J14*B14" table:style-name="ce6">
            <text:p>$ 0,0952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L4148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D11</text:p>
          </table:table-cell>
          <table:table-cell office:value-type="string" table:style-name="ce9">
            <text:p>Diodo Small signal</text:p>
          </table:table-cell>
          <table:table-cell office:value-type="string" table:style-name="ce18">
            <text:p><text:a xlink:href="http://www.digikey.com/product-detail/en/LL4148/LL4148FSDKR-ND/1923182">LL4148FSDKR-ND</text:a></text:p>
          </table:table-cell>
          <table:table-cell office:value-type="string" table:style-name="ce18">
            <text:p><text:a xlink:href="http://ar.mouser.com/ProductDetail/Fairchild-Semiconductor/LL4148/?qs=sGAEpiMZZMtoHjESLttvkveAFmDTG9wNP4HmQeiQCRg%3d">512-LL4148</text:a></text:p>
          </table:table-cell>
          <table:table-cell office:value-type="float" office:value="100" table:formula="msoxl:=100*B15" table:style-name="ce4">
            <text:p>100</text:p>
          </table:table-cell>
          <table:table-cell office:value-type="currency" office:value="4.4499999999999998E-2" table:style-name="ce6">
            <text:p>$ 0,04450</text:p>
          </table:table-cell>
          <table:table-cell office:value-type="currency" office:value="4.4499999999999998E-2" table:formula="msoxl:=B15*H15" table:style-name="ce6">
            <text:p>$ 0,04450</text:p>
          </table:table-cell>
          <table:table-cell office:value-type="currency" office:value="2.1000000000000001E-2" table:style-name="ce6">
            <text:p>$ 0,02100</text:p>
          </table:table-cell>
          <table:table-cell office:value-type="currency" office:value="2.1000000000000001E-2" table:formula="msoxl:=J15*B15" table:style-name="ce6">
            <text:p>$ 0,021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I0805M221R-10</text:p>
          </table:table-cell>
          <table:table-cell office:value-type="float" office:value="3" table:style-name="ce4">
            <text:p>3</text:p>
          </table:table-cell>
          <table:table-cell office:value-type="string" table:style-name="ce9">
            <text:p>FB1 FB5 FB6</text:p>
          </table:table-cell>
          <table:table-cell office:value-type="string" table:style-name="ce8">
            <text:p>EMI Filter 0805</text:p>
          </table:table-cell>
          <table:table-cell office:value-type="string" table:style-name="ce5">
            <text:p><text:a xlink:href="http://www.digikey.com/product-detail/en/MI0805M221R-10/240-2392-1-ND/806752">240-2392-1-ND</text:a></text:p>
          </table:table-cell>
          <table:table-cell office:value-type="string" table:style-name="ce10">
            <text:p><text:a xlink:href="http://ar.mouser.com/ProductDetail/Laird-Technologies/MI0805M221R-10/?qs=%2fha2pyFaduii4jUV0aIjou1PNytWggQf2qCsXxHrZpmKEzLGV47B2g%3d%3d">875-MI0805M221R-10<text:s/></text:a></text:p>
          </table:table-cell>
          <table:table-cell office:value-type="float" office:value="300" table:formula="msoxl:=100*B16" table:style-name="ce4">
            <text:p>300</text:p>
          </table:table-cell>
          <table:table-cell office:value-type="currency" office:value="4.9000000000000002E-2" table:style-name="ce6">
            <text:p>$ 0,04900</text:p>
          </table:table-cell>
          <table:table-cell office:value-type="currency" office:value="0.14700000000000002" table:formula="msoxl:=B16*H16" table:style-name="ce6">
            <text:p>$ 0,14700</text:p>
          </table:table-cell>
          <table:table-cell office:value-type="currency" office:value="2.8219999999999999E-2" table:style-name="ce6">
            <text:p>$ 0,02822</text:p>
          </table:table-cell>
          <table:table-cell office:value-type="currency" office:value="8.4659999999999999E-2" table:formula="msoxl:=J16*B16" table:style-name="ce6">
            <text:p>$ 0,08466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HZ0805E601R-10</text:p>
          </table:table-cell>
          <table:table-cell office:value-type="float" office:value="7" table:style-name="ce4">
            <text:p>7</text:p>
          </table:table-cell>
          <table:table-cell office:value-type="string" table:style-name="ce9">
            <text:p>FB2 FB3 FB4 FB7 FB8 FB9 FB10</text:p>
          </table:table-cell>
          <table:table-cell office:value-type="string" table:style-name="ce8">
            <text:p>EMI Filter 0805</text:p>
          </table:table-cell>
          <table:table-cell office:value-type="string" table:style-name="ce5">
            <text:p><text:a xlink:href="http://www.digikey.com/product-detail/en/HZ0805E601R-10/240-2399-1-ND/806759">240-2399-1-ND</text:a></text:p>
          </table:table-cell>
          <table:table-cell office:value-type="string" table:style-name="ce5">
            <text:p><text:a xlink:href="http://ar.mouser.com/ProductDetail/Laird-Technologies/HZ0805E601R-10/?qs=%2fha2pyFadugqmiD%252bPelyOWQzBX4x1CE6XAhCjC93A8Y5sdXjZGrERw%3d%3d">875-HZ0805E601R-10</text:a></text:p>
          </table:table-cell>
          <table:table-cell office:value-type="float" office:value="700" table:formula="msoxl:=100*B17" table:style-name="ce4">
            <text:p>700</text:p>
          </table:table-cell>
          <table:table-cell office:value-type="currency" office:value="3.8100000000000002E-2" table:style-name="ce6">
            <text:p>$ 0,03810</text:p>
          </table:table-cell>
          <table:table-cell office:value-type="currency" office:value="0.26669999999999999" table:formula="msoxl:=B17*H17" table:style-name="ce6">
            <text:p>$ 0,26670</text:p>
          </table:table-cell>
          <table:table-cell office:value-type="currency" office:value="2.1950000000000001E-2" table:style-name="ce6">
            <text:p>$ 0,02195</text:p>
          </table:table-cell>
          <table:table-cell office:value-type="currency" office:value="0.15365000000000001" table:formula="msoxl:=J17*B17" table:style-name="ce6">
            <text:p>$ 0,15365</text:p>
          </table:table-cell>
          <table:table-cell table:number-columns-repeated="16373"/>
        </table:table-row>
        <table:table-row table:style-name="ro5">
          <table:table-cell office:value-type="string" table:style-name="ce4">
            <text:p>TB_1X3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J1</text:p>
          </table:table-cell>
          <table:table-cell office:value-type="string" table:style-name="ce9">
            <text:p>Bornes fijos x3</text:p>
          </table:table-cell>
          <table:table-cell office:value-type="string" table:style-name="ce5">
            <text:p><text:a xlink:href="http://www.digikey.com/product-search/en?KeyWords=ED2610-ND">ED2610-ND</text:a></text:p>
          </table:table-cell>
          <table:table-cell office:value-type="string" table:style-name="ce5">
            <text:p><text:a xlink:href="http://ar.mouser.com/ProductDetail/TE-Connectivity/796949-3/?qs=%2fha2pyFadujtNVX%252bBkupoxlHsvovQfzDbJ7O8C4ZJ5A%3d">571-7969493<text:s/></text:a></text:p>
          </table:table-cell>
          <table:table-cell office:value-type="float" office:value="100" table:formula="msoxl:=100*B18" table:style-name="ce4">
            <text:p>100</text:p>
          </table:table-cell>
          <table:table-cell office:value-type="currency" office:value="0.36799999999999999" table:style-name="ce6">
            <text:p>$ 0,36800</text:p>
          </table:table-cell>
          <table:table-cell office:value-type="currency" office:value="0.36799999999999999" table:formula="msoxl:=B18*H18" table:style-name="ce6">
            <text:p>$ 0,36800</text:p>
          </table:table-cell>
          <table:table-cell office:value-type="currency" office:value="0.26400000000000001" table:style-name="ce6">
            <text:p>$ 0,26400</text:p>
          </table:table-cell>
          <table:table-cell office:value-type="currency" office:value="0.26400000000000001" table:formula="msoxl:=J18*B18" table:style-name="ce6">
            <text:p>$ 0,26400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ZX62D-AB-5P8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J2 J3</text:p>
          </table:table-cell>
          <table:table-cell office:value-type="string" table:style-name="ce8">
            <text:p>Conector micro USB tipo AB</text:p>
          </table:table-cell>
          <table:table-cell office:value-type="string" table:style-name="ce5">
            <text:p><text:a xlink:href="http://www.digikey.com/product-detail/en/ZX62D-AB-5P8/H11494CT-ND/1589864">H11494CT-ND</text:a></text:p>
          </table:table-cell>
          <table:table-cell office:value-type="string" table:style-name="ce5">
            <text:p><text:a xlink:href="http://ar.mouser.com/ProductDetail/Hirose-Electric/ZX62D-AB-5P8/?qs=%2fha2pyFadujEKYxkXBbZuvIVy0IeBLSWAJWk9VfkXw%252biFnYl%2fra7nQ%3d%3d">798-ZX62D-AB-5P8</text:a></text:p>
          </table:table-cell>
          <table:table-cell office:value-type="float" office:value="200" table:formula="msoxl:=100*B19" table:style-name="ce4">
            <text:p>200</text:p>
          </table:table-cell>
          <table:table-cell office:value-type="currency" office:value="0.99219999999999997" table:style-name="ce6">
            <text:p>$ 0,99220</text:p>
          </table:table-cell>
          <table:table-cell office:value-type="currency" office:value="1.9843999999999999" table:formula="msoxl:=B19*H19" table:style-name="ce6">
            <text:p>$ 1,98440</text:p>
          </table:table-cell>
          <table:table-cell office:value-type="currency" office:value="0.72160000000000002" table:style-name="ce6">
            <text:p>$ 0,72160</text:p>
          </table:table-cell>
          <table:table-cell office:value-type="currency" office:value="1.4432" table:formula="msoxl:=J19*B19" table:style-name="ce6">
            <text:p>$ 1,4432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ED RGB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LED1<text:s/></text:p>
          </table:table-cell>
          <table:table-cell office:value-type="string" table:style-name="ce4">
            <text:p>led RGB SDM</text:p>
          </table:table-cell>
          <table:table-cell office:value-type="string" table:style-name="ce5">
            <text:p><text:a xlink:href="http://www.digikey.com/product-detail/en/LTST-C19FD1WT/160-2022-1-ND/3711419">160-2022-1-ND</text:a></text:p>
          </table:table-cell>
          <table:table-cell office:value-type="string" table:style-name="ce5">
            <text:p><text:a xlink:href="http://ar.mouser.com/ProductDetail/Lite-On/LTST-C19FD1WT/?qs=%2fha2pyFaduj%252bwTWyfQGTE0XyypRhOWfC%252bdRA5%2fBFM9ZFuJZZSdKfNA%3d%3d">859-LTST-C19FD1WT<text:s/></text:a></text:p>
          </table:table-cell>
          <table:table-cell office:value-type="float" office:value="100" table:formula="msoxl:=100*B20" table:style-name="ce4">
            <text:p>100</text:p>
          </table:table-cell>
          <table:table-cell office:value-type="currency" office:value="0.29930000000000001" table:style-name="ce6">
            <text:p>$ 0,29930</text:p>
          </table:table-cell>
          <table:table-cell office:value-type="currency" office:value="0.29930000000000001" table:formula="msoxl:=B20*H20" table:style-name="ce6">
            <text:p>$ 0,29930</text:p>
          </table:table-cell>
          <table:table-cell office:value-type="currency" office:value="0.17100000000000001" table:style-name="ce6">
            <text:p>$ 0,17100</text:p>
          </table:table-cell>
          <table:table-cell office:value-type="currency" office:value="0.17100000000000001" table:formula="msoxl:=J20*B20" table:style-name="ce6">
            <text:p>$ 0,171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ines 2x2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P1 P2</text:p>
          </table:table-cell>
          <table:table-cell office:value-type="string" table:style-name="ce4">
            <text:p>Tira de pines 2x20</text:p>
          </table:table-cell>
          <table:table-cell office:value-type="string" table:style-name="ce5">
            <text:p><text:a xlink:href="http://www.digikey.com/product-detail/en/PPTC202LFBN-RC/S6104-ND/807240">S6104-ND</text:a></text:p>
          </table:table-cell>
          <table:table-cell table:style-name="ce5"/>
          <table:table-cell office:value-type="float" office:value="200" table:formula="msoxl:=100*B21" table:style-name="ce4">
            <text:p>200</text:p>
          </table:table-cell>
          <table:table-cell office:value-type="currency" office:value="1.6938" table:style-name="ce6">
            <text:p>$ 1,69380</text:p>
          </table:table-cell>
          <table:table-cell office:value-type="currency" office:value="3.3875999999999999" table:formula="msoxl:=B21*H21" table:style-name="ce6">
            <text:p>$ 3,38760</text:p>
          </table:table-cell>
          <table:table-cell office:value-type="currency" office:value="1.25153" table:style-name="ce6">
            <text:p>$ 1,25153</text:p>
          </table:table-cell>
          <table:table-cell office:value-type="currency" office:value="2.5030600000000001" table:formula="msoxl:=J21*B21" table:style-name="ce6">
            <text:p>$ 2,5030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onector ID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P3</text:p>
          </table:table-cell>
          <table:table-cell office:value-type="string" table:style-name="ce4">
            <text:p>Conector 2x5 1.27mm SMD para DEBUG</text:p>
          </table:table-cell>
          <table:table-cell office:value-type="string" table:style-name="ce5">
            <text:p><text:a xlink:href="http://www.digikey.com/product-search/en?KeyWords=952-1389-ND">952-1389-ND</text:a></text:p>
          </table:table-cell>
          <table:table-cell office:value-type="string" table:style-name="ce5">
            <text:p><text:a xlink:href="http://ar.mouser.com/ProductDetail/Harwin/M50-3600542/?qs=%2fha2pyFadujUphaX0VYgQUp5J69LhTd21XqtqzeYaVIfFnRHKlnBvw%3d%3d">855-M50-3600542<text:s/></text:a></text:p>
          </table:table-cell>
          <table:table-cell office:value-type="float" office:value="100" table:formula="msoxl:=100*B22" table:style-name="ce4">
            <text:p>100</text:p>
          </table:table-cell>
          <table:table-cell office:value-type="currency" office:value="0.88" table:style-name="ce6">
            <text:p>$ 0,88000</text:p>
          </table:table-cell>
          <table:table-cell office:value-type="currency" office:value="0.88" table:formula="msoxl:=B22*H22" table:style-name="ce6">
            <text:p>$ 0,88000</text:p>
          </table:table-cell>
          <table:table-cell office:value-type="currency" office:value="0.64" table:style-name="ce6">
            <text:p>$ 0,64000</text:p>
          </table:table-cell>
          <table:table-cell office:value-type="currency" office:value="0.64" table:formula="msoxl:=J22*B22" table:style-name="ce6">
            <text:p>$ 0,64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USMF020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PS1 PS2</text:p>
          </table:table-cell>
          <table:table-cell office:value-type="string" table:style-name="ce8">
            <text:p>Polyswitch</text:p>
          </table:table-cell>
          <table:table-cell office:value-type="string" table:style-name="ce5">
            <text:p><text:a xlink:href="http://www.digikey.com/product-detail/en/MF-USMF020-2/MF-USMF020-2CT-ND/1014928">MF-USMF020-2CT-ND</text:a></text:p>
          </table:table-cell>
          <table:table-cell office:value-type="string" table:style-name="ce5">
            <text:p><text:a xlink:href="http://ar.mouser.com/ProductDetail/Bourns/MF-USMF020-2/?qs=%2fha2pyFaduhGq1nrjvCXYGFpg8jgEBttdDTgfTzm8lU%3d">652-MF-USMF020-2<text:s/></text:a></text:p>
          </table:table-cell>
          <table:table-cell office:value-type="float" office:value="200" table:formula="msoxl:=100*B23" table:style-name="ce4">
            <text:p>200</text:p>
          </table:table-cell>
          <table:table-cell office:value-type="currency" office:value="0.22639999999999999" table:style-name="ce6">
            <text:p>$ 0,22640</text:p>
          </table:table-cell>
          <table:table-cell office:value-type="currency" office:value="0.45279999999999998" table:formula="msoxl:=B23*H23" table:style-name="ce6">
            <text:p>$ 0,45280</text:p>
          </table:table-cell>
          <table:table-cell table:style-name="ce6"/>
          <table:table-cell office:value-type="currency" office:value="0" table:formula="msoxl:=J23*B23" table:style-name="ce6">
            <text:p>$ 0,00000</text:p>
          </table:table-cell>
          <table:table-cell table:number-columns-repeated="16373"/>
        </table:table-row>
        <table:table-row table:style-name="ro6">
          <table:table-cell office:value-type="string" table:style-name="ce4">
            <text:p>2N7002</text:p>
          </table:table-cell>
          <table:table-cell office:value-type="float" office:value="12" table:style-name="ce4">
            <text:p>12</text:p>
          </table:table-cell>
          <table:table-cell office:value-type="string" table:style-name="ce7">
            <text:p>Q1 Q2 Q3 Q4 Q5 Q6 Q7 Q8 Q9 Q10 Q11 Q12</text:p>
          </table:table-cell>
          <table:table-cell office:value-type="string" table:style-name="ce4">
            <text:p>Mosfet canal N SOT23</text:p>
          </table:table-cell>
          <table:table-cell office:value-type="string" table:style-name="ce5">
            <text:p><text:a xlink:href="http://www.digikey.com/product-detail/en/2N7002/2N7002NCT-ND/244664">2N7002NCT-ND</text:a></text:p>
          </table:table-cell>
          <table:table-cell office:value-type="string" table:style-name="ce5">
            <text:p><text:a xlink:href="http://ar.mouser.com/ProductDetail/Fairchild-Semiconductor/2N7002/?qs=%2fha2pyFadugOwigGMH%252bKh9bZaLzfU%2fjzxmV85DW0giw%3d">512-2N7002<text:s/></text:a></text:p>
          </table:table-cell>
          <table:table-cell office:value-type="float" office:value="1200" table:formula="msoxl:=100*B24" table:style-name="ce4">
            <text:p>1200</text:p>
          </table:table-cell>
          <table:table-cell office:value-type="currency" office:value="0.1363" table:style-name="ce6">
            <text:p>$ 0,13630</text:p>
          </table:table-cell>
          <table:table-cell office:value-type="currency" office:value="1.6356000000000002" table:formula="msoxl:=B24*H24" table:style-name="ce6">
            <text:p>$ 1,63560</text:p>
          </table:table-cell>
          <table:table-cell office:value-type="currency" office:value="4.5420000000000002E-2" table:style-name="ce6">
            <text:p>$ 0,04542</text:p>
          </table:table-cell>
          <table:table-cell office:value-type="currency" office:value="0.54503999999999997" table:formula="msoxl:=J24*B24" table:style-name="ce6">
            <text:p>$ 0,54504</text:p>
          </table:table-cell>
          <table:table-cell table:number-columns-repeated="16373"/>
        </table:table-row>
        <table:table-row table:style-name="ro2"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string" table:style-name="ce7">
            <text:p>R107 R108 R109 R110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C0805JR-070RL/311-0.0ARCT-ND/731163">311-0.0ARCT-ND</text:a></text:p>
          </table:table-cell>
          <table:table-cell office:value-type="string" table:style-name="ce5">
            <text:p><text:a xlink:href="http://ar.mouser.com/ProductDetail/Panasonic/ERJ-6GEY0R00V/?qs=sGAEpiMZZMukHu%252bjC5l7YapBmNMsUgezKezyBgIeF00%3d">667-ERJ-6GEY0R00V<text:s/></text:a></text:p>
          </table:table-cell>
          <table:table-cell office:value-type="float" office:value="400" table:formula="msoxl:=100*B25" table:style-name="ce4">
            <text:p>400</text:p>
          </table:table-cell>
          <table:table-cell office:value-type="currency" office:value="7.3000000000000001E-3" table:style-name="ce6">
            <text:p>$ 0,00730</text:p>
          </table:table-cell>
          <table:table-cell office:value-type="currency" office:value="2.92E-2" table:formula="msoxl:=B25*H25" table:style-name="ce6">
            <text:p>$ 0,02920</text:p>
          </table:table-cell>
          <table:table-cell office:value-type="currency" office:value="3.2599999999999999E-3" table:style-name="ce6">
            <text:p>$ 0,00326</text:p>
          </table:table-cell>
          <table:table-cell office:value-type="currency" office:value="1.304E-2" table:formula="msoxl:=J25*B25" table:style-name="ce6">
            <text:p>$ 0,0130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4K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R1 R2 R3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C2012J472CS/1276-5544-1-ND/3968516">1276-5544-1-ND</text:a></text:p>
          </table:table-cell>
          <table:table-cell office:value-type="string" table:style-name="ce5">
            <text:p><text:a xlink:href="http://ar.mouser.com/ProductDetail/Panasonic/ERJ-S06J472V/?qs=%2fha2pyFadujr9I6ov95YKiLuoxVf%2f7KkVLr1uTtxB7337ZxRlbHegt%252bgFvYEq5bh">667-ERJ-S06J472V</text:a></text:p>
          </table:table-cell>
          <table:table-cell office:value-type="float" office:value="300" table:formula="msoxl:=100*B26" table:style-name="ce4">
            <text:p>300</text:p>
          </table:table-cell>
          <table:table-cell office:value-type="currency" office:value="7.1000000000000004E-3" table:style-name="ce6">
            <text:p>$ 0,00710</text:p>
          </table:table-cell>
          <table:table-cell office:value-type="currency" office:value="2.1299999999999999E-2" table:formula="msoxl:=B26*H26" table:style-name="ce6">
            <text:p>$ 0,02130</text:p>
          </table:table-cell>
          <table:table-cell office:value-type="currency" office:value="3.2100000000000002E-3" table:style-name="ce6">
            <text:p>$ 0,00321</text:p>
          </table:table-cell>
          <table:table-cell office:value-type="currency" office:value="9.6299999999999997E-3" table:formula="msoxl:=J26*B26" table:style-name="ce6">
            <text:p>$ 0,00963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0K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4 R5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ERJ-6GEYJ104V/P100KACT-ND/692">RR12P100KDCT-ND</text:a></text:p>
          </table:table-cell>
          <table:table-cell office:value-type="string" table:style-name="ce5">
            <text:p><text:a xlink:href="http://ar.mouser.com/ProductDetail/Panasonic/ERJ-6GEYJ104V/?qs=%2fha2pyFaduiXHwl36i8QX9us4TpklYJfOAyBMiKMkXvMoDk3QiPv1w%3d%3d">667-ERJ-6GEYJ104V<text:s/></text:a></text:p>
          </table:table-cell>
          <table:table-cell office:value-type="float" office:value="200" table:formula="msoxl:=100*B27" table:style-name="ce4">
            <text:p>2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2.98E-2" table:formula="msoxl:=B27*H27" table:style-name="ce6">
            <text:p>$ 0,02980</text:p>
          </table:table-cell>
          <table:table-cell office:value-type="currency" office:value="5.4400000000000004E-3" table:style-name="ce6">
            <text:p>$ 0,00544</text:p>
          </table:table-cell>
          <table:table-cell office:value-type="currency" office:value="1.0880000000000001E-2" table:formula="msoxl:=J27*B27" table:style-name="ce6">
            <text:p>$ 0,01088</text:p>
          </table:table-cell>
          <table:table-cell table:number-columns-repeated="16373"/>
        </table:table-row>
        <table:table-row table:style-name="ro4">
          <table:table-cell office:value-type="float" office:value="680" table:style-name="ce4">
            <text:p>680</text:p>
          </table:table-cell>
          <table:table-cell office:value-type="float" office:value="8" table:style-name="ce4">
            <text:p>8</text:p>
          </table:table-cell>
          <table:table-cell office:value-type="string" table:style-name="ce7">
            <text:p>R6 R8 R68 R72 R73 R76 R84 R85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R1220P-681-D/RR12P680DCT-ND/432826">RR12P680DCT-ND</text:a></text:p>
          </table:table-cell>
          <table:table-cell office:value-type="string" table:style-name="ce5">
            <text:p><text:a xlink:href="http://ar.mouser.com/ProductDetail/Susumu/RR1220P-681-D/?qs=sGAEpiMZZMu61qfTUdNhG%2fDhcyQpRg8MwlRdK42QxlE%3d">754-RR1220P-681D<text:s/></text:a></text:p>
          </table:table-cell>
          <table:table-cell office:value-type="float" office:value="800" table:formula="msoxl:=100*B28" table:style-name="ce4">
            <text:p>800</text:p>
          </table:table-cell>
          <table:table-cell office:value-type="currency" office:value="7.3000000000000001E-3" table:style-name="ce6">
            <text:p>$ 0,00730</text:p>
          </table:table-cell>
          <table:table-cell office:value-type="currency" office:value="5.8400000000000001E-2" table:formula="msoxl:=B28*H28" table:style-name="ce6">
            <text:p>$ 0,05840</text:p>
          </table:table-cell>
          <table:table-cell office:value-type="currency" office:value="3.2599999999999999E-3" table:style-name="ce6">
            <text:p>$ 0,00326</text:p>
          </table:table-cell>
          <table:table-cell office:value-type="currency" office:value="2.6079999999999999E-2" table:formula="msoxl:=J28*B28" table:style-name="ce6">
            <text:p>$ 0,02608</text:p>
          </table:table-cell>
          <table:table-cell table:number-columns-repeated="16373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R1220P-121-D/RR12P120DCT-ND/432808">RR12P120DCT-ND</text:a></text:p>
          </table:table-cell>
          <table:table-cell office:value-type="string" table:style-name="ce5">
            <text:p><text:a xlink:href="http://ar.mouser.com/ProductDetail/Panasonic/ERJ-6GEYJ121V/?qs=%2fha2pyFaduiXHwl36i8QX%2f%252b9xqF%2fMBhv1udBZ%2foaI%252bO6csPdXh5KUg%3d%3d">667-ERJ-6GEYJ121V<text:s/></text:a></text:p>
          </table:table-cell>
          <table:table-cell office:value-type="float" office:value="100" table:formula="msoxl:=100*B29" table:style-name="ce4">
            <text:p>1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1.49E-2" table:formula="msoxl:=B29*H29" table:style-name="ce6">
            <text:p>$ 0,01490</text:p>
          </table:table-cell>
          <table:table-cell office:value-type="currency" office:value="5.4400000000000004E-3" table:style-name="ce6">
            <text:p>$ 0,00544</text:p>
          </table:table-cell>
          <table:table-cell office:value-type="currency" office:value="5.4400000000000004E-3" table:formula="msoxl:=J29*B29" table:style-name="ce6">
            <text:p>$ 0,0054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0 1/2W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R9</text:p>
          </table:table-cell>
          <table:table-cell office:value-type="string" table:style-name="ce4">
            <text:p>Resistor SMD 0805 1/2W</text:p>
          </table:table-cell>
          <table:table-cell office:value-type="string" table:style-name="ce5">
            <text:p><text:a xlink:href="http://www.digikey.com/product-detail/en/ERJ-P06F1000V/P16057CT-ND/3982404">P16057CT-ND</text:a></text:p>
          </table:table-cell>
          <table:table-cell office:value-type="string" table:style-name="ce5">
            <text:p><text:a xlink:href="http://ar.mouser.com/ProductDetail/Panasonic/ERJ-P06J101V/?qs=%2fha2pyFaduhODU7deYKRTLYCsbUINwbEy1E6f30AgD2dCfd6fpD9BQ%3d%3d">667-ERJ-P06J101V<text:s/></text:a></text:p>
          </table:table-cell>
          <table:table-cell office:value-type="float" office:value="100" table:formula="msoxl:=100*B30" table:style-name="ce4">
            <text:p>100</text:p>
          </table:table-cell>
          <table:table-cell office:value-type="currency" office:value="6.6500000000000004E-2" table:style-name="ce6">
            <text:p>$ 0,06650</text:p>
          </table:table-cell>
          <table:table-cell office:value-type="currency" office:value="6.6500000000000004E-2" table:formula="msoxl:=B30*H30" table:style-name="ce6">
            <text:p>$ 0,06650</text:p>
          </table:table-cell>
          <table:table-cell office:value-type="currency" office:value="2.4320000000000001E-2" table:style-name="ce6">
            <text:p>$ 0,02432</text:p>
          </table:table-cell>
          <table:table-cell office:value-type="currency" office:value="2.4320000000000001E-2" table:formula="msoxl:=J30*B30" table:style-name="ce6">
            <text:p>$ 0,02432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330K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R10 R11 R12 R13 R14 R15 R16 R17 R18 R19<text:s/>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MCF0805JT330K/RMCF0805JT330KCT-ND/1942597">RMCF0805JT330KCT-ND</text:a></text:p>
          </table:table-cell>
          <table:table-cell office:value-type="string" table:style-name="ce5">
            <text:p><text:a xlink:href="http://ar.mouser.com/ProductDetail/Panasonic/ERJ-6GEYJ334V/?qs=%2fha2pyFaduh4PUXUNCTcch3tVSCcwwpe1sjaNDvy03Z4KeLWpnE8RPprq7pSyC7QLcSWcD0mmjRJn4ZvDxXzwS4gZeP7z75m">667-ERJ-6GEYJ334V<text:s/></text:a></text:p>
          </table:table-cell>
          <table:table-cell office:value-type="float" office:value="600" table:formula="msoxl:=100*B31" table:style-name="ce4">
            <text:p>600</text:p>
          </table:table-cell>
          <table:table-cell office:value-type="currency" office:value="8.8000000000000005E-3" table:style-name="ce6">
            <text:p>$ 0,00880</text:p>
          </table:table-cell>
          <table:table-cell office:value-type="currency" office:value="5.28E-2" table:formula="msoxl:=B31*H31" table:style-name="ce6">
            <text:p>$ 0,05280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1.9200000000000002E-2" table:formula="msoxl:=J31*B31" table:style-name="ce6">
            <text:p>$ 0,01920</text:p>
          </table:table-cell>
          <table:table-cell table:number-columns-repeated="16373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20<text:s/></text:p>
          </table:table-cell>
          <table:table-cell office:value-type="string" table:style-name="ce4">
            <text:p>Resistor SMD 0806</text:p>
          </table:table-cell>
          <table:table-cell office:value-type="string" table:style-name="ce5">
            <text:p><text:a xlink:href="http://www.digikey.com/product-detail/en/ERJ-6GEYJ471V/P470ACT-ND/90029">P470ACT-ND</text:a></text:p>
          </table:table-cell>
          <table:table-cell office:value-type="string" table:style-name="ce5">
            <text:p><text:a xlink:href="http://ar.mouser.com/ProductDetail/Yageo/AC0805JR-07470RL/?qs=%2fha2pyFaduiBm5G%252b2Q2hhjEpOrod1cTToOo9ew1Xxxqc8mf%252bEYIvfg%3d%3d">603-AC0805JR-07470RL<text:s/></text:a></text:p>
          </table:table-cell>
          <table:table-cell office:value-type="float" office:value="100" table:formula="msoxl:=100*B32" table:style-name="ce4">
            <text:p>1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1.49E-2" table:formula="msoxl:=B32*H32" table:style-name="ce6">
            <text:p>$ 0,01490</text:p>
          </table:table-cell>
          <table:table-cell office:value-type="currency" office:value="5.4000000000000003E-3" table:style-name="ce6">
            <text:p>$ 0,00540</text:p>
          </table:table-cell>
          <table:table-cell office:value-type="currency" office:value="5.4000000000000003E-3" table:formula="msoxl:=J32*B32" table:style-name="ce6">
            <text:p>$ 0,005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K2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R21 R22 R23<text:s/></text:p>
          </table:table-cell>
          <table:table-cell office:value-type="string" table:style-name="ce4">
            <text:p>Resistor SMD 0807</text:p>
          </table:table-cell>
          <table:table-cell office:value-type="string" table:style-name="ce5">
            <text:p><text:a xlink:href="http://www.digikey.com/product-detail/en/RMCF0805JT1K20/RMCF0805JT1K20CT-ND/1942559">RMCF0805JT1K20CT-ND</text:a></text:p>
          </table:table-cell>
          <table:table-cell office:value-type="string" table:style-name="ce5">
            <text:p><text:a xlink:href="http://ar.mouser.com/ProductDetail/KOA-Speer/RK73B2ATTD122J/?qs=sGAEpiMZZMu61qfTUdNhGyVna0QKwUl%252bVL%252bsLbPqn2g%3d">660-RK73B2ATTD122J<text:s/></text:a></text:p>
          </table:table-cell>
          <table:table-cell office:value-type="float" office:value="300" table:formula="msoxl:=100*B33" table:style-name="ce4">
            <text:p>300</text:p>
          </table:table-cell>
          <table:table-cell office:value-type="currency" office:value="8.8000000000000005E-3" table:style-name="ce6">
            <text:p>$ 0,00880</text:p>
          </table:table-cell>
          <table:table-cell office:value-type="currency" office:value="2.64E-2" table:formula="msoxl:=B33*H33" table:style-name="ce6">
            <text:p>$ 0,02640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9.6000000000000009E-3" table:formula="msoxl:=J33*B33" table:style-name="ce6">
            <text:p>$ 0,00960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1K</text:p>
          </table:table-cell>
          <table:table-cell office:value-type="float" office:value="6" table:style-name="ce4">
            <text:p>6</text:p>
          </table:table-cell>
          <table:table-cell office:value-type="string" table:style-name="ce7">
            <text:p>R57 R58 R59 R60 R61 R104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C0805JR-071KL/311-1.0KARCT-ND/731165">311-1.0KARCT-ND</text:a></text:p>
          </table:table-cell>
          <table:table-cell office:value-type="string" table:style-name="ce5">
            <text:p><text:a xlink:href="http://ar.mouser.com/ProductDetail/Panasonic/ERJ-6GEYJ102V/?qs=sGAEpiMZZMu61qfTUdNhGzRxdwze5h8ZWUQb1g%2fM%2frw%3d">667-ERJ-6GEYJ102V<text:s/></text:a></text:p>
          </table:table-cell>
          <table:table-cell office:value-type="float" office:value="600" table:formula="msoxl:=100*B34" table:style-name="ce4">
            <text:p>600</text:p>
          </table:table-cell>
          <table:table-cell office:value-type="currency" office:value="7.3000000000000001E-3" table:style-name="ce6">
            <text:p>$ 0,00730</text:p>
          </table:table-cell>
          <table:table-cell office:value-type="currency" office:value="4.3799999999999999E-2" table:formula="msoxl:=B34*H34" table:style-name="ce6">
            <text:p>$ 0,04380</text:p>
          </table:table-cell>
          <table:table-cell office:value-type="currency" office:value="3.2599999999999999E-3" table:style-name="ce6">
            <text:p>$ 0,00326</text:p>
          </table:table-cell>
          <table:table-cell office:value-type="currency" office:value="1.9560000000000001E-2" table:formula="msoxl:=J34*B34" table:style-name="ce6">
            <text:p>$ 0,01956</text:p>
          </table:table-cell>
          <table:table-cell table:number-columns-repeated="16373"/>
        </table:table-row>
        <table:table-row table:style-name="ro7">
          <table:table-cell office:value-type="string" table:style-name="ce4">
            <text:p>10K</text:p>
          </table:table-cell>
          <table:table-cell office:value-type="float" office:value="16" table:style-name="ce4">
            <text:p>16</text:p>
          </table:table-cell>
          <table:table-cell office:value-type="string" table:style-name="ce7">
            <text:p>R62 R63 R64 R65 R66 R70 R71 R74 R82 R83 R90 R93 R99 R100 R102 R106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ERJ-6GEYJ103V/P10KACT-ND/43118">P10KACT-ND</text:a></text:p>
          </table:table-cell>
          <table:table-cell office:value-type="string" table:style-name="ce5">
            <text:p><text:a xlink:href="http://ar.mouser.com/ProductDetail/Panasonic/ERJ-6GEYJ103V/?qs=%2fha2pyFaduiXHwl36i8QXwzg0JVldGNThx%252bPzT5UuoMJxk8j%252bylRtQ%3d%3d">667-ERJ-6GEYJ103V</text:a></text:p>
          </table:table-cell>
          <table:table-cell office:value-type="float" office:value="1600" table:formula="msoxl:=100*B35" table:style-name="ce4">
            <text:p>1600</text:p>
          </table:table-cell>
          <table:table-cell office:value-type="currency" office:value="1.49E-2" table:style-name="ce6">
            <text:p>$ 0,01490</text:p>
          </table:table-cell>
          <table:table-cell office:value-type="currency" office:value="0.2384" table:formula="msoxl:=B35*H35" table:style-name="ce6">
            <text:p>$ 0,23840</text:p>
          </table:table-cell>
          <table:table-cell office:value-type="currency" office:value="5.4400000000000004E-3" table:style-name="ce6">
            <text:p>$ 0,00544</text:p>
          </table:table-cell>
          <table:table-cell office:value-type="currency" office:value="8.7040000000000006E-2" table:formula="msoxl:=J35*B35" table:style-name="ce6">
            <text:p>$ 0,08704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0k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94</text:p>
          </table:table-cell>
          <table:table-cell office:value-type="string" table:style-name="ce4">
            <text:p>Resistor SMD 0805</text:p>
          </table:table-cell>
          <table:table-cell office:value-type="string" table:style-name="ce10">
            <text:p><text:a xlink:href="http://www.digikey.com/product-detail/en/ERJ-6GEYJ104V/P100KATR-ND/83110">P100KATR-ND</text:a></text:p>
          </table:table-cell>
          <table:table-cell office:value-type="string" table:style-name="ce10">
            <text:p><text:a xlink:href="http://ar.mouser.com/ProductDetail/Panasonic/ERJ-6GEYJ104V/?qs=%2fha2pyFaduhg4yThMA72sgFrPhDOV1rClKeHHPoV7Mb%2fRBC453vqpw%3d%3d">667-ERJ-6GEYJ104V</text:a></text:p>
          </table:table-cell>
          <table:table-cell office:value-type="float" office:value="100" table:formula="msoxl:=100*B36" table:style-name="ce4">
            <text:p>100</text:p>
          </table:table-cell>
          <table:table-cell office:value-type="currency" office:value="2.2599999999999999E-3" table:style-name="ce6">
            <text:p>$ 0,00226</text:p>
          </table:table-cell>
          <table:table-cell office:value-type="currency" office:value="2.2599999999999999E-3" table:formula="msoxl:=B36*H36" table:style-name="ce6">
            <text:p>$ 0,00226</text:p>
          </table:table-cell>
          <table:table-cell office:value-type="currency" office:value="1.0999999999999999E-2" table:style-name="ce6">
            <text:p>$ 0,01100</text:p>
          </table:table-cell>
          <table:table-cell office:value-type="currency" office:value="1.0999999999999999E-2" table:formula="msoxl:=J36*B36" table:style-name="ce6">
            <text:p>$ 0,011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0M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91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MCF0805JT10M0/RMCF0805JT10M0CT-ND/1942604">RMCF0805JT10M0CT-ND</text:a></text:p>
          </table:table-cell>
          <table:table-cell office:value-type="string" table:style-name="ce5">
            <text:p><text:a xlink:href="http://ar.mouser.com/ProductDetail/Panasonic/ERJ-6GEYJ106V/?qs=%2fha2pyFadujkSAVvGpobseO9hBtAjNuob9lzP0%252biHNHLaVTDB1xN%2fIeqybtsHVEc"><text:s text:c="2"/>667-ERJ-6GEYJ106V<text:s text:c="2"/></text:a></text:p>
          </table:table-cell>
          <table:table-cell office:value-type="float" office:value="100" table:formula="msoxl:=100*B37" table:style-name="ce4">
            <text:p>100</text:p>
          </table:table-cell>
          <table:table-cell office:value-type="currency" office:value="2.2599999999999999E-3" table:style-name="ce6">
            <text:p>$ 0,00226</text:p>
          </table:table-cell>
          <table:table-cell office:value-type="currency" office:value="2.2599999999999999E-3" table:formula="msoxl:=B37*H37" table:style-name="ce6">
            <text:p>$ 0,00226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3.2000000000000002E-3" table:formula="msoxl:=J37*B37" table:style-name="ce6">
            <text:p>$ 0,0032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2K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92 R103</text:p>
          </table:table-cell>
          <table:table-cell office:value-type="string" table:style-name="ce4">
            <text:p>Resistor SMD 0805 1%</text:p>
          </table:table-cell>
          <table:table-cell office:value-type="string" table:style-name="ce5">
            <text:p><text:a xlink:href="http://www.digikey.com/product-detail/en/RC0805FR-0712KL/311-12.0KCRCT-ND/730515">311-12.0KCRCT-ND</text:a></text:p>
          </table:table-cell>
          <table:table-cell office:value-type="string" table:style-name="ce5">
            <text:p><text:a xlink:href="http://ar.mouser.com/ProductDetail/Panasonic/ERJ-S06F1202V/?qs=sGAEpiMZZMtlubZbdhIBINuoixIUl6fxdacabbBRQVk%3d">667-ERJ-S06F1202V<text:s/></text:a></text:p>
          </table:table-cell>
          <table:table-cell office:value-type="float" office:value="100" table:formula="msoxl:=100*B38" table:style-name="ce4">
            <text:p>100</text:p>
          </table:table-cell>
          <table:table-cell office:value-type="currency" office:value="8.3999999999999995E-3" table:style-name="ce6">
            <text:p>$ 0,00840</text:p>
          </table:table-cell>
          <table:table-cell office:value-type="currency" office:value="8.3999999999999995E-3" table:formula="msoxl:=B38*H38" table:style-name="ce6">
            <text:p>$ 0,00840</text:p>
          </table:table-cell>
          <table:table-cell office:value-type="currency" office:value="3.79E-3" table:style-name="ce6">
            <text:p>$ 0,00379</text:p>
          </table:table-cell>
          <table:table-cell office:value-type="currency" office:value="3.79E-3" table:formula="msoxl:=J38*B38" table:style-name="ce6">
            <text:p>$ 0,00379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2K2</text:p>
          </table:table-cell>
          <table:table-cell office:value-type="float" office:value="3" table:style-name="ce4">
            <text:p>3</text:p>
          </table:table-cell>
          <table:table-cell office:value-type="string" table:style-name="ce7">
            <text:p>R95 R97 R101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MCF0805JT2K20/RMCF0805JT2K20CT-ND/1942563">RMCF0805JT2K20CT-ND</text:a></text:p>
          </table:table-cell>
          <table:table-cell office:value-type="string" table:style-name="ce5">
            <text:p><text:a xlink:href="http://ar.mouser.com/ProductDetail/KOA-Speer/RK73B2ATTDD222J/?qs=sGAEpiMZZMu61qfTUdNhG5eFuApKbqVdJ15qKhjfEvw%3d">660-RK73B2ATTDD222J<text:s text:c="2"/></text:a></text:p>
          </table:table-cell>
          <table:table-cell office:value-type="float" office:value="300" table:formula="msoxl:=100*B39" table:style-name="ce4">
            <text:p>300</text:p>
          </table:table-cell>
          <table:table-cell office:value-type="currency" office:value="8.8000000000000005E-3" table:style-name="ce6">
            <text:p>$ 0,00880</text:p>
          </table:table-cell>
          <table:table-cell office:value-type="currency" office:value="2.64E-2" table:formula="msoxl:=B39*H39" table:style-name="ce6">
            <text:p>$ 0,02640</text:p>
          </table:table-cell>
          <table:table-cell office:value-type="currency" office:value="3.2000000000000002E-3" table:style-name="ce6">
            <text:p>$ 0,00320</text:p>
          </table:table-cell>
          <table:table-cell office:value-type="currency" office:value="9.6000000000000009E-3" table:formula="msoxl:=J39*B39" table:style-name="ce6">
            <text:p>$ 0,0096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5K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R96 R98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RR1220P-153-D/RR12P15.0KDCT-ND/432858">RR12P15.0KDCT-ND</text:a></text:p>
          </table:table-cell>
          <table:table-cell office:value-type="string" table:style-name="ce5">
            <text:p><text:a xlink:href="http://ar.mouser.com/ProductDetail/Susumu/RR1220P-153-D/?qs=sGAEpiMZZMu61qfTUdNhG%2fDhcyQpRg8MEf%252b5wrpaFy8%3d">754-RR1220P-153D<text:s/></text:a></text:p>
          </table:table-cell>
          <table:table-cell office:value-type="float" office:value="200" table:formula="msoxl:=100*B40" table:style-name="ce4">
            <text:p>200</text:p>
          </table:table-cell>
          <table:table-cell office:value-type="currency" office:value="3.8100000000000002E-2" table:style-name="ce6">
            <text:p>$ 0,03810</text:p>
          </table:table-cell>
          <table:table-cell office:value-type="currency" office:value="7.6200000000000004E-2" table:formula="msoxl:=B40*H40" table:style-name="ce6">
            <text:p>$ 0,07620</text:p>
          </table:table-cell>
          <table:table-cell office:value-type="currency" office:value="1.6729999999999998E-2" table:style-name="ce6">
            <text:p>$ 0,01673</text:p>
          </table:table-cell>
          <table:table-cell office:value-type="currency" office:value="3.3459999999999997E-2" table:formula="msoxl:=J40*B40" table:style-name="ce6">
            <text:p>$ 0,03346</text:p>
          </table:table-cell>
          <table:table-cell table:number-columns-repeated="16373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R105</text:p>
          </table:table-cell>
          <table:table-cell office:value-type="string" table:style-name="ce4">
            <text:p>Resistor SMD 0805</text:p>
          </table:table-cell>
          <table:table-cell office:value-type="string" table:style-name="ce5">
            <text:p><text:a xlink:href="http://www.digikey.com/product-detail/en/MCR10ERTJ271/RHM270CPCT-ND/4085165">RHM270CPCT-ND</text:a></text:p>
          </table:table-cell>
          <table:table-cell office:value-type="string" table:style-name="ce5">
            <text:p><text:a xlink:href="http://ar.mouser.com/ProductDetail/KOA-Speer/RK73B2ATTDD271J/?qs=sGAEpiMZZMu61qfTUdNhG5eFuApKbqVd71bxcqt%252b5JM%3d">660-RK73B2ATTDD271J<text:s/></text:a></text:p>
          </table:table-cell>
          <table:table-cell office:value-type="float" office:value="100" table:formula="msoxl:=100*B41" table:style-name="ce4">
            <text:p>100</text:p>
          </table:table-cell>
          <table:table-cell office:value-type="currency" office:value="1.04E-2" table:style-name="ce6">
            <text:p>$ 0,01040</text:p>
          </table:table-cell>
          <table:table-cell office:value-type="currency" office:value="1.04E-2" table:formula="msoxl:=B41*H41" table:style-name="ce6">
            <text:p>$ 0,01040</text:p>
          </table:table-cell>
          <table:table-cell office:value-type="currency" office:value="4.6600000000000001E-3" table:style-name="ce6">
            <text:p>$ 0,00466</text:p>
          </table:table-cell>
          <table:table-cell office:value-type="currency" office:value="4.6600000000000001E-3" table:formula="msoxl:=J41*B41" table:style-name="ce6">
            <text:p>$ 0,00466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PULSADOR</text:p>
          </table:table-cell>
          <table:table-cell office:value-type="float" office:value="5" table:style-name="ce4">
            <text:p>5</text:p>
          </table:table-cell>
          <table:table-cell office:value-type="string" table:style-name="ce7">
            <text:p>TEC_1 TEC_2 TEC_3 RESET</text:p>
          </table:table-cell>
          <table:table-cell office:value-type="string" table:style-name="ce8">
            <text:p>Tact switch</text:p>
          </table:table-cell>
          <table:table-cell office:value-type="string" table:style-name="ce5">
            <text:p><text:a xlink:href="http://www.digikey.com/product-detail/en/1825910-7/450-1804-ND/1731414">450-1804-ND</text:a></text:p>
          </table:table-cell>
          <table:table-cell office:value-type="string" table:style-name="ce5">
            <text:p><text:a xlink:href="http://ar.mouser.com/ProductDetail/Apem/MJTP1109/?qs=6hR9CYnVCPDy4MttpICN%2fQ%3d%3d">642-MJTP1109</text:a></text:p>
          </table:table-cell>
          <table:table-cell office:value-type="float" office:value="500" table:formula="msoxl:=100*B42" table:style-name="ce4">
            <text:p>500</text:p>
          </table:table-cell>
          <table:table-cell office:value-type="currency" office:value="8.1900000000000001E-2" table:style-name="ce6">
            <text:p>$ 0,08190</text:p>
          </table:table-cell>
          <table:table-cell office:value-type="currency" office:value="0.40949999999999998" table:formula="msoxl:=B42*H42" table:style-name="ce6">
            <text:p>$ 0,40950</text:p>
          </table:table-cell>
          <table:table-cell office:value-type="currency" office:value="5.6180000000000001E-2" table:style-name="ce6">
            <text:p>$ 0,05618</text:p>
          </table:table-cell>
          <table:table-cell office:value-type="currency" office:value="0.28089999999999998" table:formula="msoxl:=J42*B42" table:style-name="ce6">
            <text:p>$ 0,2809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F-MSMF030-2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TH1 TH3</text:p>
          </table:table-cell>
          <table:table-cell office:value-type="string" table:style-name="ce8">
            <text:p>Polyswitch 0.3A SMD</text:p>
          </table:table-cell>
          <table:table-cell office:value-type="string" table:style-name="ce5">
            <text:p><text:a xlink:href="http://www.digikey.com/product-detail/en/MF-MSMF030-2/MF-MSMF030-2CT-ND/662841">MF-MSMF030-2CT-ND</text:a></text:p>
          </table:table-cell>
          <table:table-cell office:value-type="string" table:style-name="ce5">
            <text:p><text:a xlink:href="http://ar.mouser.com/ProductDetail/Bourns/MF-MSMF030-2/?qs=%2fha2pyFadujDIyYlSEAmAm%2fkBVqCkaTQXrSigJ9iGVgN3FYtte7%252bkA%3d%3d">652-MF-MSMF030-2</text:a></text:p>
          </table:table-cell>
          <table:table-cell office:value-type="float" office:value="100" table:formula="msoxl:=100*B43" table:style-name="ce4">
            <text:p>100</text:p>
          </table:table-cell>
          <table:table-cell office:value-type="currency" office:value="0.24260000000000001" table:style-name="ce6">
            <text:p>$ 0,24260</text:p>
          </table:table-cell>
          <table:table-cell office:value-type="currency" office:value="0.24260000000000001" table:formula="msoxl:=B43*H43" table:style-name="ce6">
            <text:p>$ 0,24260</text:p>
          </table:table-cell>
          <table:table-cell office:value-type="currency" office:value="0.18690000000000001" table:style-name="ce6">
            <text:p>$ 0,18690</text:p>
          </table:table-cell>
          <table:table-cell office:value-type="currency" office:value="0.18690000000000001" table:formula="msoxl:=J43*B43" table:style-name="ce6">
            <text:p>$ 0,1869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F-MSMF110-2</text:p>
          </table:table-cell>
          <table:table-cell office:value-type="float" office:value="2" table:style-name="ce4">
            <text:p>2</text:p>
          </table:table-cell>
          <table:table-cell office:value-type="string" table:style-name="ce7">
            <text:p>TH2 TH4</text:p>
          </table:table-cell>
          <table:table-cell office:value-type="string" table:style-name="ce8">
            <text:p>Polyswitch 1.1A SMD</text:p>
          </table:table-cell>
          <table:table-cell office:value-type="string" table:style-name="ce5">
            <text:p><text:a xlink:href="http://www.digikey.com/product-detail/en/MF-USMF110-2/MF-USMF110-2CT-ND/1014924">MF-USMF110-2CT-ND</text:a></text:p>
          </table:table-cell>
          <table:table-cell office:value-type="string" table:style-name="ce5">
            <text:p><text:a xlink:href="http://ar.mouser.com/ProductDetail/Bourns/MF-MSMF110-2/?qs=sGAEpiMZZMsxR%252bBXi4wRUBaq0BDiykw2jlZkO%2fKhyN8%3d">652-MF-MSMF110-2</text:a></text:p>
          </table:table-cell>
          <table:table-cell office:value-type="float" office:value="200" table:formula="msoxl:=100*B44" table:style-name="ce4">
            <text:p>200</text:p>
          </table:table-cell>
          <table:table-cell office:value-type="currency" office:value="0.22639999999999999" table:style-name="ce6">
            <text:p>$ 0,22640</text:p>
          </table:table-cell>
          <table:table-cell office:value-type="currency" office:value="0.45279999999999998" table:formula="msoxl:=B44*H44" table:style-name="ce6">
            <text:p>$ 0,45280</text:p>
          </table:table-cell>
          <table:table-cell office:value-type="currency" office:value="0.15920000000000001" table:style-name="ce6">
            <text:p>$ 0,15920</text:p>
          </table:table-cell>
          <table:table-cell office:value-type="currency" office:value="0.31840000000000002" table:formula="msoxl:=J44*B44" table:style-name="ce6">
            <text:p>$ 0,3184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DLW21HN900SQ2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TR1 TR2</text:p>
          </table:table-cell>
          <table:table-cell office:value-type="string" table:style-name="ce8">
            <text:p>Choke USB</text:p>
          </table:table-cell>
          <table:table-cell office:value-type="string" table:style-name="ce5">
            <text:p><text:a xlink:href="http://www.digikey.com/product-detail/en/SRF2012-900Y/SRF2012-900YCT-ND/2127305">SRF2012-900YCT-ND</text:a></text:p>
          </table:table-cell>
          <table:table-cell office:value-type="string" table:style-name="ce5">
            <text:p><text:a xlink:href="http://ar.mouser.com/ProductDetail/Murata-Electronics/DLW21HN900SQ2L/?qs=sGAEpiMZZMsVJzu5wKIZCUC2kp1r6DE9%252bFt2fDaAedA%3d">81-DLW21HN900SQ2L<text:s/></text:a></text:p>
          </table:table-cell>
          <table:table-cell office:value-type="float" office:value="200" table:formula="msoxl:=100*B45" table:style-name="ce4">
            <text:p>200</text:p>
          </table:table-cell>
          <table:table-cell office:value-type="currency" office:value="0.33600000000000002" table:style-name="ce6">
            <text:p>$ 0,33600</text:p>
          </table:table-cell>
          <table:table-cell office:value-type="currency" office:value="0.67200000000000004" table:formula="msoxl:=B45*H45" table:style-name="ce6">
            <text:p>$ 0,67200</text:p>
          </table:table-cell>
          <table:table-cell office:value-type="currency" office:value="0.24640000000000001" table:style-name="ce6">
            <text:p>$ 0,24640</text:p>
          </table:table-cell>
          <table:table-cell office:value-type="currency" office:value="0.49280000000000002" table:formula="msoxl:=J45*B45" table:style-name="ce6">
            <text:p>$ 0,4928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N65HVD1176DR</text:p>
          </table:table-cell>
          <table:table-cell office:value-type="float" office:value="1" table:style-name="ce4">
            <text:p>1</text:p>
          </table:table-cell>
          <table:table-cell office:value-type="string" table:style-name="ce7">
            <text:p>U1</text:p>
          </table:table-cell>
          <table:table-cell office:value-type="string" table:style-name="ce4">
            <text:p>Transceptor RS485 SOIC8</text:p>
          </table:table-cell>
          <table:table-cell office:value-type="string" table:style-name="ce5">
            <text:p><text:a xlink:href="http://www.digikey.com/product-detail/en/SN65HVD1176DR/296-26337-1-ND/2254974">296-26337-1-ND</text:a></text:p>
          </table:table-cell>
          <table:table-cell office:value-type="string" table:style-name="ce5">
            <text:p><text:a xlink:href="http://ar.mouser.com/ProductDetail/Texas-Instruments/SN65HVD1176DR/?qs=sGAEpiMZZMtk5jbcouIbS2cUqarwnJ3L%252bjdt%252bnjFbzY%3d">595-SN65HVD1176DR<text:s/></text:a></text:p>
          </table:table-cell>
          <table:table-cell office:value-type="float" office:value="100" table:formula="msoxl:=100*B46" table:style-name="ce4">
            <text:p>100</text:p>
          </table:table-cell>
          <table:table-cell office:value-type="currency" office:value="3.1017000000000001" table:style-name="ce6">
            <text:p>$ 3,10170</text:p>
          </table:table-cell>
          <table:table-cell office:value-type="currency" office:value="3.1017000000000001" table:formula="msoxl:=B46*H46" table:style-name="ce6">
            <text:p>$ 3,10170</text:p>
          </table:table-cell>
          <table:table-cell office:value-type="currency" office:value="2.1168" table:style-name="ce6">
            <text:p>$ 2,11680</text:p>
          </table:table-cell>
          <table:table-cell office:value-type="currency" office:value="2.1168" table:formula="msoxl:=J46*B46" table:style-name="ce6">
            <text:p>$ 2,1168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RTR5V0U2X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2</text:p>
          </table:table-cell>
          <table:table-cell office:value-type="string" table:style-name="ce8">
            <text:p>TVS para USB SOT143</text:p>
          </table:table-cell>
          <table:table-cell office:value-type="string" table:style-name="ce5">
            <text:p><text:a xlink:href="http://www.digikey.com/product-detail/en/PRTR5V0U2X,215/568-4140-1-ND/1589981">568-4140-1-ND</text:a></text:p>
          </table:table-cell>
          <table:table-cell office:value-type="string" table:style-name="ce5">
            <text:p><text:a xlink:href="http://ar.mouser.com/ProductDetail/NXP/PRTR5V0U2X215/?qs=%2fha2pyFaduiQaOol%2fAihwXOr2Amd%2fKs0%2fva48nM1GF%252bHbdekzP1y1w%3d%3d">771-PRTR5V0U2X-T/R<text:s/></text:a></text:p>
          </table:table-cell>
          <table:table-cell office:value-type="float" office:value="100" table:formula="msoxl:=100*B47" table:style-name="ce4">
            <text:p>100</text:p>
          </table:table-cell>
          <table:table-cell office:value-type="currency" office:value="0.35780000000000001" table:style-name="ce6">
            <text:p>$ 0,35780</text:p>
          </table:table-cell>
          <table:table-cell office:value-type="currency" office:value="0.35780000000000001" table:formula="msoxl:=B47*H47" table:style-name="ce6">
            <text:p>$ 0,35780</text:p>
          </table:table-cell>
          <table:table-cell office:value-type="currency" office:value="0.20265" table:style-name="ce6">
            <text:p>$ 0,20265</text:p>
          </table:table-cell>
          <table:table-cell office:value-type="currency" office:value="0.20265" table:formula="msoxl:=J47*B47" table:style-name="ce6">
            <text:p>$ 0,20265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CP1117ST33T3G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3</text:p>
          </table:table-cell>
          <table:table-cell office:value-type="string" table:style-name="ce8">
            <text:p>Regulador 3.3V SOT223</text:p>
          </table:table-cell>
          <table:table-cell office:value-type="string" table:style-name="ce5">
            <text:p><text:a xlink:href="http://www.digikey.com/product-detail/en/NCP1117ST33T3G/NCP1117ST33T3GOSCT-ND/660708">NCP1117ST33T3GOSCT-ND</text:a></text:p>
          </table:table-cell>
          <table:table-cell office:value-type="string" table:style-name="ce5">
            <text:p><text:a xlink:href="http://ar.mouser.com/ProductDetail/ON-Semiconductor/NCP1117ST33T3G/?qs=%2fha2pyFaduj4IwJuyCbpkUdbMhVss5DSvD5YQhE4OjqSspN1A8SdWw%3d%3d">863-NCP1117ST33T3G<text:s/></text:a></text:p>
          </table:table-cell>
          <table:table-cell office:value-type="float" office:value="100" table:formula="msoxl:=100*B48" table:style-name="ce4">
            <text:p>100</text:p>
          </table:table-cell>
          <table:table-cell office:value-type="currency" office:value="0.31269999999999998" table:style-name="ce6">
            <text:p>$ 0,31270</text:p>
          </table:table-cell>
          <table:table-cell office:value-type="currency" office:value="0.31269999999999998" table:formula="msoxl:=B48*H48" table:style-name="ce6">
            <text:p>$ 0,31270</text:p>
          </table:table-cell>
          <table:table-cell office:value-type="currency" office:value="0.17710000000000001" table:style-name="ce6">
            <text:p>$ 0,17710</text:p>
          </table:table-cell>
          <table:table-cell office:value-type="currency" office:value="0.17710000000000001" table:formula="msoxl:=J48*B48" table:style-name="ce6">
            <text:p>$ 0,1771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PC4337JBD144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4</text:p>
          </table:table-cell>
          <table:table-cell office:value-type="string" table:style-name="ce8">
            <text:p>Microcontrolador LQFP144</text:p>
          </table:table-cell>
          <table:table-cell office:value-type="string" table:style-name="ce5">
            <text:p><text:a xlink:href="http://www.digikey.com/product-search/en?KeyWords=568-10159-ND">568-10159-ND</text:a></text:p>
          </table:table-cell>
          <table:table-cell office:value-type="string" table:style-name="ce5">
            <text:p><text:a xlink:href="http://ar.mouser.com/ProductDetail/NXP/LPC4337JBD144E/?qs=%2fha2pyFaduhIOOyYKSoVVdnpZm1w5HQKV3pu%2fUmBniGLbjvlVv1IGw%3d%3d">771-LPC4337JBD144E<text:s/></text:a></text:p>
          </table:table-cell>
          <table:table-cell office:value-type="float" office:value="100" table:formula="msoxl:=100*B49" table:style-name="ce4">
            <text:p>100</text:p>
          </table:table-cell>
          <table:table-cell office:value-type="currency" office:value="11.05" table:style-name="ce6">
            <text:p>$ 11,05000</text:p>
          </table:table-cell>
          <table:table-cell office:value-type="currency" office:value="11.05" table:formula="msoxl:=B49*H49" table:style-name="ce6">
            <text:p>$ 11,05000</text:p>
          </table:table-cell>
          <table:table-cell office:value-type="currency" office:value="8.6449999999999996" table:style-name="ce6">
            <text:p>$ 8,64500</text:p>
          </table:table-cell>
          <table:table-cell office:value-type="currency" office:value="8.6449999999999996" table:formula="msoxl:=J49*B49" table:style-name="ce6">
            <text:p>$ 8,645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93C46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5</text:p>
          </table:table-cell>
          <table:table-cell office:value-type="string" table:style-name="ce8">
            <text:p>EEPROM SOIC8</text:p>
          </table:table-cell>
          <table:table-cell office:value-type="string" table:style-name="ce5">
            <text:p><text:a xlink:href="http://www.digikey.com/product-detail/en/AT93C46DN-SH-T/AT93C46DN-SH-TCT-ND/3440828">AT93C46DN-SH-TCT-ND</text:a></text:p>
          </table:table-cell>
          <table:table-cell office:value-type="string" table:style-name="ce5">
            <text:p><text:a xlink:href="http://ar.mouser.com/ProductDetail/Microchip/93C46A-E-SN/?qs=%2fha2pyFadugIiTsZ1XToitSAEkY3k6ipT7YP605nZA7qLrZVl4z%2fjw%3d%3d">579-93C46A-E/SN<text:s/></text:a></text:p>
          </table:table-cell>
          <table:table-cell office:value-type="float" office:value="100" table:formula="msoxl:=100*B50" table:style-name="ce4">
            <text:p>100</text:p>
          </table:table-cell>
          <table:table-cell office:value-type="currency" office:value="0.22950000000000001" table:style-name="ce6">
            <text:p>$ 0,22950</text:p>
          </table:table-cell>
          <table:table-cell office:value-type="currency" office:value="0.22950000000000001" table:formula="msoxl:=B50*H50" table:style-name="ce6">
            <text:p>$ 0,22950</text:p>
          </table:table-cell>
          <table:table-cell office:value-type="currency" office:value="0.21708" table:style-name="ce6">
            <text:p>$ 0,21708</text:p>
          </table:table-cell>
          <table:table-cell office:value-type="currency" office:value="0.21708" table:formula="msoxl:=J50*B50" table:style-name="ce6">
            <text:p>$ 0,21708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T2232H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6</text:p>
          </table:table-cell>
          <table:table-cell office:value-type="string" table:style-name="ce8">
            <text:p>USB IC 64-LQFP</text:p>
          </table:table-cell>
          <table:table-cell office:value-type="string" table:style-name="ce5">
            <text:p><text:a xlink:href="http://www.digikey.com/product-detail/en/FT2232HL-REEL/768-1024-1-ND/1986057">768-1024-1-ND</text:a></text:p>
          </table:table-cell>
          <table:table-cell office:value-type="string" table:style-name="ce5">
            <text:p><text:a xlink:href="http://ar.mouser.com/ProductDetail/FTDI/FT2232HL-REEL/?qs=sGAEpiMZZMtv%252bwxsgy%2fhiB6Z76KqffMCdXZatHO4930%3d">895-FT2232HL<text:s/></text:a></text:p>
          </table:table-cell>
          <table:table-cell office:value-type="float" office:value="100" table:formula="msoxl:=100*B51" table:style-name="ce4">
            <text:p>100</text:p>
          </table:table-cell>
          <table:table-cell office:value-type="currency" office:value="5.4" table:style-name="ce6">
            <text:p>$ 5,40000</text:p>
          </table:table-cell>
          <table:table-cell office:value-type="currency" office:value="5.4" table:formula="msoxl:=B51*H51" table:style-name="ce6">
            <text:p>$ 5,40000</text:p>
          </table:table-cell>
          <table:table-cell office:value-type="currency" office:value="4.0599999999999996" table:style-name="ce6">
            <text:p>$ 4,06000</text:p>
          </table:table-cell>
          <table:table-cell office:value-type="currency" office:value="4.0599999999999996" table:formula="msoxl:=J51*B51" table:style-name="ce6">
            <text:p>$ 4,06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TXB0108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U7</text:p>
          </table:table-cell>
          <table:table-cell office:value-type="string" table:style-name="ce8">
            <text:p>Buffer bidireccional 20-TSSOP</text:p>
          </table:table-cell>
          <table:table-cell office:value-type="string" table:style-name="ce5">
            <text:p><text:a xlink:href="http://www.digikey.com/product-detail/en/TXB0108PWR/296-21527-1-ND/1305700">296-21527-1-ND</text:a></text:p>
          </table:table-cell>
          <table:table-cell office:value-type="string" table:style-name="ce5">
            <text:p><text:a xlink:href="http://ar.mouser.com/ProductDetail/Texas-Instruments/TXB0108PWR/?qs=sGAEpiMZZMsty6Jaj0%252bBBhonw%2flHfIB47h2ZBZc1b4s%3d">595-TXB0108PWR<text:s/></text:a></text:p>
          </table:table-cell>
          <table:table-cell office:value-type="float" office:value="100" table:formula="msoxl:=100*B52" table:style-name="ce4">
            <text:p>100</text:p>
          </table:table-cell>
          <table:table-cell office:value-type="currency" office:value="1.6704000000000001" table:style-name="ce6">
            <text:p>$ 1,67040</text:p>
          </table:table-cell>
          <table:table-cell office:value-type="currency" office:value="1.6704000000000001" table:formula="msoxl:=B52*H52" table:style-name="ce6">
            <text:p>$ 1,67040</text:p>
          </table:table-cell>
          <table:table-cell office:value-type="currency" office:value="0.9" table:style-name="ce6">
            <text:p>$ 0,90000</text:p>
          </table:table-cell>
          <table:table-cell office:value-type="currency" office:value="0.9" table:formula="msoxl:=J52*B52" table:style-name="ce6">
            <text:p>$ 0,90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32.768K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X1</text:p>
          </table:table-cell>
          <table:table-cell office:value-type="string" table:style-name="ce8">
            <text:p>Cristal 4SOJ</text:p>
          </table:table-cell>
          <table:table-cell office:value-type="string" table:style-name="ce5">
            <text:p><text:a xlink:href="http://www.digikey.com/product-detail/en/ABS25-32.768KHZ-T/535-9166-1-ND/675683">535-9166-1-ND</text:a></text:p>
          </table:table-cell>
          <table:table-cell office:value-type="string" table:style-name="ce5">
            <text:p><text:a xlink:href="http://ar.mouser.com/ProductDetail/ABRACON/ABS25-32768KHZ-T/?qs=%2fha2pyFadujgut3V1exkZ7tC5Aa7380pz2kRY3aEp59baz0p3WlzgCWv3pqmOfId">815-ABS25-32.768KHZT<text:s/></text:a></text:p>
          </table:table-cell>
          <table:table-cell office:value-type="float" office:value="100" table:formula="msoxl:=100*B53" table:style-name="ce4">
            <text:p>100</text:p>
          </table:table-cell>
          <table:table-cell office:value-type="currency" office:value="0.432" table:style-name="ce6">
            <text:p>$ 0,43200</text:p>
          </table:table-cell>
          <table:table-cell office:value-type="currency" office:value="0.432" table:formula="msoxl:=B53*H53" table:style-name="ce6">
            <text:p>$ 0,43200</text:p>
          </table:table-cell>
          <table:table-cell office:value-type="currency" office:value="0.36" table:style-name="ce6">
            <text:p>$ 0,36000</text:p>
          </table:table-cell>
          <table:table-cell office:value-type="currency" office:value="0.36" table:formula="msoxl:=J53*B53" table:style-name="ce6">
            <text:p>$ 0,360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12MHz</text:p>
          </table:table-cell>
          <table:table-cell office:value-type="float" office:value="2" table:style-name="ce4">
            <text:p>2</text:p>
          </table:table-cell>
          <table:table-cell office:value-type="string" table:style-name="ce9">
            <text:p>X2 X3</text:p>
          </table:table-cell>
          <table:table-cell office:value-type="string" table:style-name="ce8">
            <text:p>Cristal SMD</text:p>
          </table:table-cell>
          <table:table-cell office:value-type="string" table:style-name="ce5">
            <text:p><text:a xlink:href="http://www.digikey.com/product-detail/en/7S-12.000MAHE-T/887-1831-1-ND/3598028">887-1831-1-ND</text:a></text:p>
          </table:table-cell>
          <table:table-cell office:value-type="string" table:style-name="ce5">
            <text:p><text:a xlink:href="http://ar.mouser.com/ProductDetail/Epson/FA-238V-120000MB-W3/?qs=%2fha2pyFadugHsteOLON7APG4Mpux9y2RTVYyKdFUhV4zYQanH61u1qDQy4jFpshj">732-FA-238V12MB-W3<text:s/></text:a></text:p>
          </table:table-cell>
          <table:table-cell office:value-type="float" office:value="200" table:formula="msoxl:=100*B54" table:style-name="ce4">
            <text:p>200</text:p>
          </table:table-cell>
          <table:table-cell office:value-type="currency" office:value="0.7" table:style-name="ce6">
            <text:p>$ 0,70000</text:p>
          </table:table-cell>
          <table:table-cell office:value-type="currency" office:value="1.4" table:formula="msoxl:=B54*H54" table:style-name="ce6">
            <text:p>$ 1,40000</text:p>
          </table:table-cell>
          <table:table-cell office:value-type="currency" office:value="0.55300000000000005" table:style-name="ce6">
            <text:p>$ 0,55300</text:p>
          </table:table-cell>
          <table:table-cell office:value-type="currency" office:value="1.1060000000000001" table:formula="msoxl:=J54*B54" table:style-name="ce6">
            <text:p>$ 1,10600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MAZ5V6</text:p>
          </table:table-cell>
          <table:table-cell office:value-type="float" office:value="1" table:style-name="ce4">
            <text:p>1</text:p>
          </table:table-cell>
          <table:table-cell office:value-type="string" table:style-name="ce9">
            <text:p>ZA1</text:p>
          </table:table-cell>
          <table:table-cell office:value-type="string" table:style-name="ce8">
            <text:p>Zener SMD</text:p>
          </table:table-cell>
          <table:table-cell office:value-type="string" table:style-name="ce5">
            <text:p><text:a xlink:href="http://www.digikey.com/product-detail/en/MMSZ5V6T1G/MMSZ5V6T1GOSCT-ND/919785">MMSZ5V6T1GOSCT-ND</text:a></text:p>
          </table:table-cell>
          <table:table-cell office:value-type="string" table:style-name="ce5">
            <text:p><text:a xlink:href="http://ar.mouser.com/ProductDetail/Vishay-Semiconductors/BZT52C5V6-E3-08/?qs=sGAEpiMZZMtQ8nqTKtFS%2fGqv07jO8Jlb20RHGKGP8Co%3d">78-BZT52C5V6-E3-08<text:s/></text:a></text:p>
          </table:table-cell>
          <table:table-cell office:value-type="float" office:value="100" table:formula="msoxl:=100*B55" table:style-name="ce4">
            <text:p>100</text:p>
          </table:table-cell>
          <table:table-cell office:value-type="currency" office:value="0.12470000000000001" table:style-name="ce6">
            <text:p>$ 0,12470</text:p>
          </table:table-cell>
          <table:table-cell office:value-type="currency" office:value="0.12470000000000001" table:formula="msoxl:=B55*H55" table:style-name="ce6">
            <text:p>$ 0,12470</text:p>
          </table:table-cell>
          <table:table-cell office:value-type="currency" office:value="4.5499999999999999E-2" table:style-name="ce6">
            <text:p>$ 0,04550</text:p>
          </table:table-cell>
          <table:table-cell office:value-type="currency" office:value="4.5499999999999999E-2" table:formula="msoxl:=J55*B55" table:style-name="ce6">
            <text:p>$ 0,04550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style-name="ce14"/>
          <table:table-cell table:number-columns-repeated="16376" table:style-name="ce1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 table:style-name="ce1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office:value-type="string" table:style-name="ce15">
            <text:p>Costo Componentes</text:p>
          </table:table-cell>
          <table:table-cell table:style-name="ce1"/>
          <table:table-cell office:value-type="currency" office:value="41.581020000000002" table:formula="msoxl:=SUM(I2:I55)" table:style-name="ce6">
            <text:p>$ 41,58102</text:p>
          </table:table-cell>
          <table:table-cell table:style-name="ce6"/>
          <table:table-cell office:value-type="currency" office:value="28.362039999999997" table:formula="msoxl:=SUM(K2:K55)" table:style-name="ce6">
            <text:p>$ 28,36204</text:p>
          </table:table-cell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style-name="ce14"/>
          <table:table-cell table:number-columns-repeated="3" table:style-name="ce6"/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office:value-type="string" table:style-name="ce15">
            <text:p>Importacion</text:p>
          </table:table-cell>
          <table:table-cell table:style-name="ce14"/>
          <table:table-cell office:value-type="currency" office:value="14.553357" table:formula="msoxl:=I58*0.35" table:style-name="ce6">
            <text:p>$ 14,55336</text:p>
          </table:table-cell>
          <table:table-cell table:style-name="ce6"/>
          <table:table-cell office:value-type="currency" office:value="9.9267139999999987" table:formula="msoxl:=K58*0.35" table:style-name="ce6">
            <text:p>$ 9,92671</text:p>
          </table:table-cell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office:value-type="string" table:style-name="ce15">
            <text:p>Envío</text:p>
          </table:table-cell>
          <table:table-cell table:style-name="ce14"/>
          <table:table-cell office:value-type="string" table:style-name="ce6">
            <text:p>$40?</text:p>
          </table:table-cell>
          <table:table-cell table:style-name="ce6"/>
          <table:table-cell office:value-type="string" table:style-name="ce6">
            <text:p>$40?</text:p>
          </table:table-cell>
          <table:table-cell table:number-columns-repeated="16373"/>
        </table:table-row>
        <table:table-row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style-name="ce14"/>
          <table:table-cell table:number-columns-repeated="3" table:style-name="ce6"/>
          <table:table-cell table:number-columns-repeated="16373"/>
        </table:table-row>
        <table:table-row table:number-rows-repeated="2"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 table:style-name="ce1"/>
        </table:table-row>
        <table:table-row table:number-rows-repeated="15" table:style-name="ro2">
          <table:table-cell table:number-columns-repeated="2" table:style-name="ce11"/>
          <table:table-cell table:style-name="ce12"/>
          <table:table-cell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/>
        </table:table-row>
        <table:table-row table:number-rows-repeated="9" table:style-name="ro2">
          <table:table-cell table:number-columns-repeated="4" table:style-name="ce11"/>
          <table:table-cell table:number-columns-repeated="2" table:style-name="ce13"/>
          <table:table-cell table:style-name="ce11"/>
          <table:table-cell table:number-columns-repeated="2" table:style-name="ce14"/>
          <table:table-cell table:number-columns-repeated="16375"/>
        </table:table-row>
        <table:table-row table:style-name="ro2">
          <table:table-cell table:number-columns-repeated="4" table:style-name="ce11"/>
          <table:table-cell table:number-columns-repeated="2" table:style-name="ce13"/>
          <table:table-cell table:style-name="ce11"/>
          <table:table-cell table:number-columns-repeated="2" table:style-name="ce16"/>
          <table:table-cell table:number-columns-repeated="16375"/>
        </table:table-row>
        <table:table-row table:number-rows-repeated="2" table:style-name="ro2">
          <table:table-cell table:number-columns-repeated="4" table:style-name="ce1"/>
          <table:table-cell table:number-columns-repeated="2" table:style-name="ce13"/>
          <table:table-cell table:style-name="ce1"/>
          <table:table-cell table:number-columns-repeated="2" table:style-name="ce17"/>
          <table:table-cell table:number-columns-repeated="16375"/>
        </table:table-row>
        <table:table-row table:style-name="ro2">
          <table:table-cell table:number-columns-repeated="4" table:style-name="ce1"/>
          <table:table-cell table:number-columns-repeated="2" table:style-name="ce13"/>
          <table:table-cell table:number-columns-repeated="16378" table:style-name="ce1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ans Narrow" svg:font-family="&quot;Liberation Sans Narrow&quot;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text> </number:text>
      <number:number number:decimal-places="5" number:min-integer-digits="1" number:grouping="true"/>
    </number:currency-style>
    <number:number-style style:name="N37">
      <number:number number:decimal-places="5" number:min-integer-digits="1" number:grouping="true"/>
    </number:number-style>
    <number:number-style style:name="N38P0">
      <number:text> $</number:text>
      <number:number number:decimal-places="5" number:min-integer-digits="1" number:grouping="true"/>
      <number:text> </number:text>
    </number:number-style>
    <number:number-style style:name="N38P1">
      <number:text> $(</number:text>
      <number:number number:decimal-places="5" number:min-integer-digits="1" number:grouping="true"/>
      <number:text>)</number:text>
    </number:number-style>
    <number:number-style style:name="N38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</number:text>
      <number:number number:decimal-places="2" number:min-integer-digits="1" number:grouping="true"/>
      <number:text> </number:text>
    </number:number-style>
    <number:number-style style:name="N39P1">
      <number:text> $(</number:text>
      <number:number number:decimal-places="2" number:min-integer-digits="1" number:grouping="true"/>
      <number:text>)</number:text>
    </number:number-style>
    <number:number-style style:name="N39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oneda" style:family="table-cell" style:data-style-name="N39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eStyleLight1" style:family="table-cell" style:data-style-name="N0">
      <style:table-cell-properties style:vertical-align="automatic" fo:background-color="#C6EFCE"/>
      <style:text-properties fo:color="#0061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blo Ridolfi</meta:initial-creator>
    <dc:creator>EFilomena</dc:creator>
    <meta:creation-date>2014-01-17T00:05:12Z</meta:creation-date>
    <dc:date>2014-10-22T21:24:24Z</dc:date>
    <meta:print-date>2014-05-02T03:47:44Z</meta:print-date>
    <meta:editing-cycles>7</meta:editing-cycles>
    <meta:editing-duration>PT4620S</meta:editing-duration>
  </office:meta>
</office:document-meta>
</file>